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A5/3</text:p>
          </table:table-cell>
        </table:table-row>
        <table:table-row>
          <table:table-cell>
            <text:p>2G CS</text:p>
          </table:table-cell>
          <table:table-cell>
            <text:p>159</text:p>
          </table:table-cell>
          <table:table-cell table:style-name="BoldCell">
            <text:p text:style-name="HeaderPara">Pass</text:p>
          </table:table-cell>
          <table:table-cell>
            <text:p>159</text:p>
          </table:table-cell>
        </table:table-row>
        <table:table-row>
          <table:table-cell>
            <text:p>2G P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4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RRC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2G PS ID</text:p>
          </table:table-cell>
          <table:table-cell>
            <text:p>2025-10-04 21:18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2</text:p>
          </table:table-cell>
        </table:table-row>
        <table:table-row>
          <table:table-cell>
            <text:p>2G PS ID</text:p>
          </table:table-cell>
          <table:table-cell>
            <text:p>2025-10-04 21:18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2</text:p>
          </table:table-cell>
        </table:table-row>
        <table:table-row>
          <table:table-cell>
            <text:p>2G CS ID</text:p>
          </table:table-cell>
          <table:table-cell>
            <text:p>2025-10-04 21:19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a443</text:p>
          </table:table-cell>
        </table:table-row>
        <table:table-row>
          <table:table-cell>
            <text:p>2G PS ID</text:p>
          </table:table-cell>
          <table:table-cell>
            <text:p>2025-10-04 21:35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3</text:p>
          </table:table-cell>
        </table:table-row>
        <table:table-row>
          <table:table-cell>
            <text:p>2G PS ID</text:p>
          </table:table-cell>
          <table:table-cell>
            <text:p>2025-10-04 21:35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3</text:p>
          </table:table-cell>
        </table:table-row>
        <table:table-row>
          <table:table-cell>
            <text:p>2G CS ID</text:p>
          </table:table-cell>
          <table:table-cell>
            <text:p>2025-10-04 21:35:3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3b3b</text:p>
          </table:table-cell>
        </table:table-row>
        <table:table-row>
          <table:table-cell>
            <text:p>2G PS ID</text:p>
          </table:table-cell>
          <table:table-cell>
            <text:p>2025-10-04 21:52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4</text:p>
          </table:table-cell>
        </table:table-row>
        <table:table-row>
          <table:table-cell>
            <text:p>2G CS ID</text:p>
          </table:table-cell>
          <table:table-cell>
            <text:p>2025-10-04 21:52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0c54</text:p>
          </table:table-cell>
        </table:table-row>
        <table:table-row>
          <table:table-cell>
            <text:p>2G PS ID</text:p>
          </table:table-cell>
          <table:table-cell>
            <text:p>2025-10-04 22:09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5</text:p>
          </table:table-cell>
        </table:table-row>
        <table:table-row>
          <table:table-cell>
            <text:p>2G PS ID</text:p>
          </table:table-cell>
          <table:table-cell>
            <text:p>2025-10-04 22:09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5</text:p>
          </table:table-cell>
        </table:table-row>
        <table:table-row>
          <table:table-cell>
            <text:p>2G PS ID</text:p>
          </table:table-cell>
          <table:table-cell>
            <text:p>2025-10-04 22:09:3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05</text:p>
          </table:table-cell>
        </table:table-row>
        <table:table-row>
          <table:table-cell>
            <text:p>2G CS ID</text:p>
          </table:table-cell>
          <table:table-cell>
            <text:p>2025-10-04 22:09:5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b24b</text:p>
          </table:table-cell>
        </table:table-row>
        <table:table-row>
          <table:table-cell>
            <text:p>2G PS ID</text:p>
          </table:table-cell>
          <table:table-cell>
            <text:p>2025-10-04 22:09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6</text:p>
          </table:table-cell>
        </table:table-row>
        <table:table-row>
          <table:table-cell>
            <text:p>2G CS ID</text:p>
          </table:table-cell>
          <table:table-cell>
            <text:p>2025-10-04 22:10:1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a1eb</text:p>
          </table:table-cell>
        </table:table-row>
        <table:table-row>
          <table:table-cell>
            <text:p>2G PS ID</text:p>
          </table:table-cell>
          <table:table-cell>
            <text:p>2025-10-04 22:10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7</text:p>
          </table:table-cell>
        </table:table-row>
        <table:table-row>
          <table:table-cell>
            <text:p>2G PS ID</text:p>
          </table:table-cell>
          <table:table-cell>
            <text:p>2025-10-04 22:10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7</text:p>
          </table:table-cell>
        </table:table-row>
        <table:table-row>
          <table:table-cell>
            <text:p>2G CS ID</text:p>
          </table:table-cell>
          <table:table-cell>
            <text:p>2025-10-04 22:11:0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36f4</text:p>
          </table:table-cell>
        </table:table-row>
        <table:table-row>
          <table:table-cell>
            <text:p>2G PS ID</text:p>
          </table:table-cell>
          <table:table-cell>
            <text:p>2025-10-04 22:26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8</text:p>
          </table:table-cell>
        </table:table-row>
        <table:table-row>
          <table:table-cell>
            <text:p>2G PS ID</text:p>
          </table:table-cell>
          <table:table-cell>
            <text:p>2025-10-04 22:26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8</text:p>
          </table:table-cell>
        </table:table-row>
        <table:table-row>
          <table:table-cell>
            <text:p>2G CS ID</text:p>
          </table:table-cell>
          <table:table-cell>
            <text:p>2025-10-04 22:27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819e</text:p>
          </table:table-cell>
        </table:table-row>
        <table:table-row>
          <table:table-cell>
            <text:p>2G PS ID</text:p>
          </table:table-cell>
          <table:table-cell>
            <text:p>2025-10-04 22:27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9</text:p>
          </table:table-cell>
        </table:table-row>
        <table:table-row>
          <table:table-cell>
            <text:p>2G PS ID</text:p>
          </table:table-cell>
          <table:table-cell>
            <text:p>2025-10-04 22:27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9</text:p>
          </table:table-cell>
        </table:table-row>
        <table:table-row>
          <table:table-cell>
            <text:p>2G PS ID</text:p>
          </table:table-cell>
          <table:table-cell>
            <text:p>2025-10-04 22:28:0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09</text:p>
          </table:table-cell>
        </table:table-row>
        <table:table-row>
          <table:table-cell>
            <text:p>2G CS ID</text:p>
          </table:table-cell>
          <table:table-cell>
            <text:p>2025-10-04 22:28:2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b1c5</text:p>
          </table:table-cell>
        </table:table-row>
        <table:table-row>
          <table:table-cell>
            <text:p>2G PS ID</text:p>
          </table:table-cell>
          <table:table-cell>
            <text:p>2025-10-04 22:28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a</text:p>
          </table:table-cell>
        </table:table-row>
        <table:table-row>
          <table:table-cell>
            <text:p>2G PS ID</text:p>
          </table:table-cell>
          <table:table-cell>
            <text:p>2025-10-04 22:28:3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a</text:p>
          </table:table-cell>
        </table:table-row>
        <table:table-row>
          <table:table-cell>
            <text:p>2G CS ID</text:p>
          </table:table-cell>
          <table:table-cell>
            <text:p>2025-10-04 22:28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2a69</text:p>
          </table:table-cell>
        </table:table-row>
        <table:table-row>
          <table:table-cell>
            <text:p>2G PS ID</text:p>
          </table:table-cell>
          <table:table-cell>
            <text:p>2025-10-04 22:44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b</text:p>
          </table:table-cell>
        </table:table-row>
        <table:table-row>
          <table:table-cell>
            <text:p>2G PS ID</text:p>
          </table:table-cell>
          <table:table-cell>
            <text:p>2025-10-04 22:44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b</text:p>
          </table:table-cell>
        </table:table-row>
        <table:table-row>
          <table:table-cell>
            <text:p>2G CS ID</text:p>
          </table:table-cell>
          <table:table-cell>
            <text:p>2025-10-04 22:44:5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b104</text:p>
          </table:table-cell>
        </table:table-row>
        <table:table-row>
          <table:table-cell>
            <text:p>2G PS ID</text:p>
          </table:table-cell>
          <table:table-cell>
            <text:p>2025-10-04 23:01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c</text:p>
          </table:table-cell>
        </table:table-row>
        <table:table-row>
          <table:table-cell>
            <text:p>2G PS ID</text:p>
          </table:table-cell>
          <table:table-cell>
            <text:p>2025-10-04 23:01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c</text:p>
          </table:table-cell>
        </table:table-row>
        <table:table-row>
          <table:table-cell>
            <text:p>2G CS ID</text:p>
          </table:table-cell>
          <table:table-cell>
            <text:p>2025-10-04 23:01:1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0e74</text:p>
          </table:table-cell>
        </table:table-row>
        <table:table-row>
          <table:table-cell>
            <text:p>2G PS ID</text:p>
          </table:table-cell>
          <table:table-cell>
            <text:p>2025-10-04 23:16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d</text:p>
          </table:table-cell>
        </table:table-row>
        <table:table-row>
          <table:table-cell>
            <text:p>2G CS ID</text:p>
          </table:table-cell>
          <table:table-cell>
            <text:p>2025-10-04 23:17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fc59</text:p>
          </table:table-cell>
        </table:table-row>
        <table:table-row>
          <table:table-cell>
            <text:p>2G PS ID</text:p>
          </table:table-cell>
          <table:table-cell>
            <text:p>2025-10-04 23:32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e</text:p>
          </table:table-cell>
        </table:table-row>
        <table:table-row>
          <table:table-cell>
            <text:p>2G PS ID</text:p>
          </table:table-cell>
          <table:table-cell>
            <text:p>2025-10-04 23:32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e</text:p>
          </table:table-cell>
        </table:table-row>
        <table:table-row>
          <table:table-cell>
            <text:p>2G PS ID</text:p>
          </table:table-cell>
          <table:table-cell>
            <text:p>2025-10-04 23:32:3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0e</text:p>
          </table:table-cell>
        </table:table-row>
        <table:table-row>
          <table:table-cell>
            <text:p>2G CS ID</text:p>
          </table:table-cell>
          <table:table-cell>
            <text:p>2025-10-04 23:32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faf1</text:p>
          </table:table-cell>
        </table:table-row>
        <table:table-row>
          <table:table-cell>
            <text:p>2G PS ID</text:p>
          </table:table-cell>
          <table:table-cell>
            <text:p>2025-10-04 23:33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0f</text:p>
          </table:table-cell>
        </table:table-row>
        <table:table-row>
          <table:table-cell>
            <text:p>2G CS ID</text:p>
          </table:table-cell>
          <table:table-cell>
            <text:p>2025-10-04 23:33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6b15</text:p>
          </table:table-cell>
        </table:table-row>
        <table:table-row>
          <table:table-cell>
            <text:p>2G PS ID</text:p>
          </table:table-cell>
          <table:table-cell>
            <text:p>2025-10-04 23:50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0</text:p>
          </table:table-cell>
        </table:table-row>
        <table:table-row>
          <table:table-cell>
            <text:p>2G PS ID</text:p>
          </table:table-cell>
          <table:table-cell>
            <text:p>2025-10-04 23:50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0</text:p>
          </table:table-cell>
        </table:table-row>
        <table:table-row>
          <table:table-cell>
            <text:p>2G CS ID</text:p>
          </table:table-cell>
          <table:table-cell>
            <text:p>2025-10-04 23:50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a4ee</text:p>
          </table:table-cell>
        </table:table-row>
        <table:table-row>
          <table:table-cell>
            <text:p>2G PS ID</text:p>
          </table:table-cell>
          <table:table-cell>
            <text:p>2025-10-05 00:07:0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1</text:p>
          </table:table-cell>
        </table:table-row>
        <table:table-row>
          <table:table-cell>
            <text:p>2G PS ID</text:p>
          </table:table-cell>
          <table:table-cell>
            <text:p>2025-10-05 00:07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1</text:p>
          </table:table-cell>
        </table:table-row>
        <table:table-row>
          <table:table-cell>
            <text:p>2G CS ID</text:p>
          </table:table-cell>
          <table:table-cell>
            <text:p>2025-10-05 00:07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1e97</text:p>
          </table:table-cell>
        </table:table-row>
        <table:table-row>
          <table:table-cell>
            <text:p>2G PS ID</text:p>
          </table:table-cell>
          <table:table-cell>
            <text:p>2025-10-05 00:23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2</text:p>
          </table:table-cell>
        </table:table-row>
        <table:table-row>
          <table:table-cell>
            <text:p>2G CS ID</text:p>
          </table:table-cell>
          <table:table-cell>
            <text:p>2025-10-05 00:23:3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0641</text:p>
          </table:table-cell>
        </table:table-row>
        <table:table-row>
          <table:table-cell>
            <text:p>2G PS ID</text:p>
          </table:table-cell>
          <table:table-cell>
            <text:p>2025-10-05 00:38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3</text:p>
          </table:table-cell>
        </table:table-row>
        <table:table-row>
          <table:table-cell>
            <text:p>2G PS ID</text:p>
          </table:table-cell>
          <table:table-cell>
            <text:p>2025-10-05 00:38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3</text:p>
          </table:table-cell>
        </table:table-row>
        <table:table-row>
          <table:table-cell>
            <text:p>2G PS ID</text:p>
          </table:table-cell>
          <table:table-cell>
            <text:p>2025-10-05 00:39:02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13</text:p>
          </table:table-cell>
        </table:table-row>
        <table:table-row>
          <table:table-cell>
            <text:p>2G CS ID</text:p>
          </table:table-cell>
          <table:table-cell>
            <text:p>2025-10-05 00:39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2272</text:p>
          </table:table-cell>
        </table:table-row>
        <table:table-row>
          <table:table-cell>
            <text:p>2G CS ID</text:p>
          </table:table-cell>
          <table:table-cell>
            <text:p>2025-10-05 00:55:3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1a5e</text:p>
          </table:table-cell>
        </table:table-row>
        <table:table-row>
          <table:table-cell>
            <text:p>2G PS ID</text:p>
          </table:table-cell>
          <table:table-cell>
            <text:p>2025-10-05 00:55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5</text:p>
          </table:table-cell>
        </table:table-row>
        <table:table-row>
          <table:table-cell>
            <text:p>2G CS ID</text:p>
          </table:table-cell>
          <table:table-cell>
            <text:p>2025-10-05 00:55:5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99b6e</text:p>
          </table:table-cell>
        </table:table-row>
        <table:table-row>
          <table:table-cell>
            <text:p>2G PS ID</text:p>
          </table:table-cell>
          <table:table-cell>
            <text:p>2025-10-05 01:11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6</text:p>
          </table:table-cell>
        </table:table-row>
        <table:table-row>
          <table:table-cell>
            <text:p>2G CS ID</text:p>
          </table:table-cell>
          <table:table-cell>
            <text:p>2025-10-05 01:11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47da</text:p>
          </table:table-cell>
        </table:table-row>
        <table:table-row>
          <table:table-cell>
            <text:p>2G PS ID</text:p>
          </table:table-cell>
          <table:table-cell>
            <text:p>2025-10-05 01:28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7</text:p>
          </table:table-cell>
        </table:table-row>
        <table:table-row>
          <table:table-cell>
            <text:p>2G PS ID</text:p>
          </table:table-cell>
          <table:table-cell>
            <text:p>2025-10-05 01:28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7</text:p>
          </table:table-cell>
        </table:table-row>
        <table:table-row>
          <table:table-cell>
            <text:p>2G CS ID</text:p>
          </table:table-cell>
          <table:table-cell>
            <text:p>2025-10-05 01:28:3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2e26</text:p>
          </table:table-cell>
        </table:table-row>
        <table:table-row>
          <table:table-cell>
            <text:p>2G PS ID</text:p>
          </table:table-cell>
          <table:table-cell>
            <text:p>2025-10-05 01:28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8</text:p>
          </table:table-cell>
        </table:table-row>
        <table:table-row>
          <table:table-cell>
            <text:p>2G CS ID</text:p>
          </table:table-cell>
          <table:table-cell>
            <text:p>2025-10-05 01:28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22f0</text:p>
          </table:table-cell>
        </table:table-row>
        <table:table-row>
          <table:table-cell>
            <text:p>2G PS ID</text:p>
          </table:table-cell>
          <table:table-cell>
            <text:p>2025-10-05 01:29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9</text:p>
          </table:table-cell>
        </table:table-row>
        <table:table-row>
          <table:table-cell>
            <text:p>2G PS ID</text:p>
          </table:table-cell>
          <table:table-cell>
            <text:p>2025-10-05 01:29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9</text:p>
          </table:table-cell>
        </table:table-row>
        <table:table-row>
          <table:table-cell>
            <text:p>2G PS ID</text:p>
          </table:table-cell>
          <table:table-cell>
            <text:p>2025-10-05 01:29:20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19</text:p>
          </table:table-cell>
        </table:table-row>
        <table:table-row>
          <table:table-cell>
            <text:p>2G CS ID</text:p>
          </table:table-cell>
          <table:table-cell>
            <text:p>2025-10-05 01:29:4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64ff</text:p>
          </table:table-cell>
        </table:table-row>
        <table:table-row>
          <table:table-cell>
            <text:p>2G PS ID</text:p>
          </table:table-cell>
          <table:table-cell>
            <text:p>2025-10-05 01:29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a</text:p>
          </table:table-cell>
        </table:table-row>
        <table:table-row>
          <table:table-cell>
            <text:p>2G CS ID</text:p>
          </table:table-cell>
          <table:table-cell>
            <text:p>2025-10-05 01:30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1cae8</text:p>
          </table:table-cell>
        </table:table-row>
        <table:table-row>
          <table:table-cell>
            <text:p>2G PS ID</text:p>
          </table:table-cell>
          <table:table-cell>
            <text:p>2025-10-05 01:47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b</text:p>
          </table:table-cell>
        </table:table-row>
        <table:table-row>
          <table:table-cell>
            <text:p>2G PS ID</text:p>
          </table:table-cell>
          <table:table-cell>
            <text:p>2025-10-05 01:47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b</text:p>
          </table:table-cell>
        </table:table-row>
        <table:table-row>
          <table:table-cell>
            <text:p>2G CS ID</text:p>
          </table:table-cell>
          <table:table-cell>
            <text:p>2025-10-05 01:47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9dfcc</text:p>
          </table:table-cell>
        </table:table-row>
        <table:table-row>
          <table:table-cell>
            <text:p>2G PS ID</text:p>
          </table:table-cell>
          <table:table-cell>
            <text:p>2025-10-05 02:05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c</text:p>
          </table:table-cell>
        </table:table-row>
        <table:table-row>
          <table:table-cell>
            <text:p>2G PS ID</text:p>
          </table:table-cell>
          <table:table-cell>
            <text:p>2025-10-05 02:05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c</text:p>
          </table:table-cell>
        </table:table-row>
        <table:table-row>
          <table:table-cell>
            <text:p>2G PS ID</text:p>
          </table:table-cell>
          <table:table-cell>
            <text:p>2025-10-05 02:05:25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1c</text:p>
          </table:table-cell>
        </table:table-row>
        <table:table-row>
          <table:table-cell>
            <text:p>2G CS ID</text:p>
          </table:table-cell>
          <table:table-cell>
            <text:p>2025-10-05 02:05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6127</text:p>
          </table:table-cell>
        </table:table-row>
        <table:table-row>
          <table:table-cell>
            <text:p>2G PS ID</text:p>
          </table:table-cell>
          <table:table-cell>
            <text:p>2025-10-05 02:05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d</text:p>
          </table:table-cell>
        </table:table-row>
        <table:table-row>
          <table:table-cell>
            <text:p>2G PS ID</text:p>
          </table:table-cell>
          <table:table-cell>
            <text:p>2025-10-05 02:05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d</text:p>
          </table:table-cell>
        </table:table-row>
        <table:table-row>
          <table:table-cell>
            <text:p>2G CS ID</text:p>
          </table:table-cell>
          <table:table-cell>
            <text:p>2025-10-05 02:06:0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9e91</text:p>
          </table:table-cell>
        </table:table-row>
        <table:table-row>
          <table:table-cell>
            <text:p>2G PS ID</text:p>
          </table:table-cell>
          <table:table-cell>
            <text:p>2025-10-05 02:22:3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e</text:p>
          </table:table-cell>
        </table:table-row>
        <table:table-row>
          <table:table-cell>
            <text:p>2G PS ID</text:p>
          </table:table-cell>
          <table:table-cell>
            <text:p>2025-10-05 02:22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e</text:p>
          </table:table-cell>
        </table:table-row>
        <table:table-row>
          <table:table-cell>
            <text:p>2G PS ID</text:p>
          </table:table-cell>
          <table:table-cell>
            <text:p>2025-10-05 02:22:4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1e</text:p>
          </table:table-cell>
        </table:table-row>
        <table:table-row>
          <table:table-cell>
            <text:p>2G CS ID</text:p>
          </table:table-cell>
          <table:table-cell>
            <text:p>2025-10-05 02:23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cb41</text:p>
          </table:table-cell>
        </table:table-row>
        <table:table-row>
          <table:table-cell>
            <text:p>2G PS ID</text:p>
          </table:table-cell>
          <table:table-cell>
            <text:p>2025-10-05 02:23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1f</text:p>
          </table:table-cell>
        </table:table-row>
        <table:table-row>
          <table:table-cell>
            <text:p>2G CS ID</text:p>
          </table:table-cell>
          <table:table-cell>
            <text:p>2025-10-05 02:23:2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20df</text:p>
          </table:table-cell>
        </table:table-row>
        <table:table-row>
          <table:table-cell>
            <text:p>2G PS ID</text:p>
          </table:table-cell>
          <table:table-cell>
            <text:p>2025-10-05 02:39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0</text:p>
          </table:table-cell>
        </table:table-row>
        <table:table-row>
          <table:table-cell>
            <text:p>2G CS ID</text:p>
          </table:table-cell>
          <table:table-cell>
            <text:p>2025-10-05 02:39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18d80</text:p>
          </table:table-cell>
        </table:table-row>
        <table:table-row>
          <table:table-cell>
            <text:p>2G PS ID</text:p>
          </table:table-cell>
          <table:table-cell>
            <text:p>2025-10-05 02:40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1</text:p>
          </table:table-cell>
        </table:table-row>
        <table:table-row>
          <table:table-cell>
            <text:p>2G PS ID</text:p>
          </table:table-cell>
          <table:table-cell>
            <text:p>2025-10-05 02:40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1</text:p>
          </table:table-cell>
        </table:table-row>
        <table:table-row>
          <table:table-cell>
            <text:p>2G CS ID</text:p>
          </table:table-cell>
          <table:table-cell>
            <text:p>2025-10-05 02:40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c499</text:p>
          </table:table-cell>
        </table:table-row>
        <table:table-row>
          <table:table-cell>
            <text:p>2G PS ID</text:p>
          </table:table-cell>
          <table:table-cell>
            <text:p>2025-10-05 02:58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2</text:p>
          </table:table-cell>
        </table:table-row>
        <table:table-row>
          <table:table-cell>
            <text:p>2G PS ID</text:p>
          </table:table-cell>
          <table:table-cell>
            <text:p>2025-10-05 02:58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2</text:p>
          </table:table-cell>
        </table:table-row>
        <table:table-row>
          <table:table-cell>
            <text:p>2G CS ID</text:p>
          </table:table-cell>
          <table:table-cell>
            <text:p>2025-10-05 02:58:2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27ea</text:p>
          </table:table-cell>
        </table:table-row>
        <table:table-row>
          <table:table-cell>
            <text:p>2G PS ID</text:p>
          </table:table-cell>
          <table:table-cell>
            <text:p>2025-10-05 03:14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3</text:p>
          </table:table-cell>
        </table:table-row>
        <table:table-row>
          <table:table-cell>
            <text:p>2G PS ID</text:p>
          </table:table-cell>
          <table:table-cell>
            <text:p>2025-10-05 03:14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3</text:p>
          </table:table-cell>
        </table:table-row>
        <table:table-row>
          <table:table-cell>
            <text:p>2G CS ID</text:p>
          </table:table-cell>
          <table:table-cell>
            <text:p>2025-10-05 03:14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f531</text:p>
          </table:table-cell>
        </table:table-row>
        <table:table-row>
          <table:table-cell>
            <text:p>2G PS ID</text:p>
          </table:table-cell>
          <table:table-cell>
            <text:p>2025-10-05 03:32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4</text:p>
          </table:table-cell>
        </table:table-row>
        <table:table-row>
          <table:table-cell>
            <text:p>2G PS ID</text:p>
          </table:table-cell>
          <table:table-cell>
            <text:p>2025-10-05 03:32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4</text:p>
          </table:table-cell>
        </table:table-row>
        <table:table-row>
          <table:table-cell>
            <text:p>2G CS ID</text:p>
          </table:table-cell>
          <table:table-cell>
            <text:p>2025-10-05 03:32:3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1353</text:p>
          </table:table-cell>
        </table:table-row>
        <table:table-row>
          <table:table-cell>
            <text:p>2G PS ID</text:p>
          </table:table-cell>
          <table:table-cell>
            <text:p>2025-10-05 03:50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5</text:p>
          </table:table-cell>
        </table:table-row>
        <table:table-row>
          <table:table-cell>
            <text:p>2G PS ID</text:p>
          </table:table-cell>
          <table:table-cell>
            <text:p>2025-10-05 03:50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5</text:p>
          </table:table-cell>
        </table:table-row>
        <table:table-row>
          <table:table-cell>
            <text:p>2G PS ID</text:p>
          </table:table-cell>
          <table:table-cell>
            <text:p>2025-10-05 03:50:28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25</text:p>
          </table:table-cell>
        </table:table-row>
        <table:table-row>
          <table:table-cell>
            <text:p>2G CS ID</text:p>
          </table:table-cell>
          <table:table-cell>
            <text:p>2025-10-05 03:50:4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e304</text:p>
          </table:table-cell>
        </table:table-row>
        <table:table-row>
          <table:table-cell>
            <text:p>2G PS ID</text:p>
          </table:table-cell>
          <table:table-cell>
            <text:p>2025-10-05 03:50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6</text:p>
          </table:table-cell>
        </table:table-row>
        <table:table-row>
          <table:table-cell>
            <text:p>2G PS ID</text:p>
          </table:table-cell>
          <table:table-cell>
            <text:p>2025-10-05 03:50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6</text:p>
          </table:table-cell>
        </table:table-row>
        <table:table-row>
          <table:table-cell>
            <text:p>2G CS ID</text:p>
          </table:table-cell>
          <table:table-cell>
            <text:p>2025-10-05 03:51:0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361e</text:p>
          </table:table-cell>
        </table:table-row>
        <table:table-row>
          <table:table-cell>
            <text:p>2G PS ID</text:p>
          </table:table-cell>
          <table:table-cell>
            <text:p>2025-10-05 04:08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7</text:p>
          </table:table-cell>
        </table:table-row>
        <table:table-row>
          <table:table-cell>
            <text:p>2G CS ID</text:p>
          </table:table-cell>
          <table:table-cell>
            <text:p>2025-10-05 04:08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5e96</text:p>
          </table:table-cell>
        </table:table-row>
        <table:table-row>
          <table:table-cell>
            <text:p>2G PS ID</text:p>
          </table:table-cell>
          <table:table-cell>
            <text:p>2025-10-05 04:08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8</text:p>
          </table:table-cell>
        </table:table-row>
        <table:table-row>
          <table:table-cell>
            <text:p>2G PS ID</text:p>
          </table:table-cell>
          <table:table-cell>
            <text:p>2025-10-05 04:08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8</text:p>
          </table:table-cell>
        </table:table-row>
        <table:table-row>
          <table:table-cell>
            <text:p>2G CS ID</text:p>
          </table:table-cell>
          <table:table-cell>
            <text:p>2025-10-05 04:08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4896</text:p>
          </table:table-cell>
        </table:table-row>
        <table:table-row>
          <table:table-cell>
            <text:p>2G PS ID</text:p>
          </table:table-cell>
          <table:table-cell>
            <text:p>2025-10-05 04:26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9</text:p>
          </table:table-cell>
        </table:table-row>
        <table:table-row>
          <table:table-cell>
            <text:p>2G PS ID</text:p>
          </table:table-cell>
          <table:table-cell>
            <text:p>2025-10-05 04:26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9</text:p>
          </table:table-cell>
        </table:table-row>
        <table:table-row>
          <table:table-cell>
            <text:p>2G CS ID</text:p>
          </table:table-cell>
          <table:table-cell>
            <text:p>2025-10-05 04:27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3061</text:p>
          </table:table-cell>
        </table:table-row>
        <table:table-row>
          <table:table-cell>
            <text:p>2G PS ID</text:p>
          </table:table-cell>
          <table:table-cell>
            <text:p>2025-10-05 04:27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a</text:p>
          </table:table-cell>
        </table:table-row>
        <table:table-row>
          <table:table-cell>
            <text:p>2G PS ID</text:p>
          </table:table-cell>
          <table:table-cell>
            <text:p>2025-10-05 04:27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a</text:p>
          </table:table-cell>
        </table:table-row>
        <table:table-row>
          <table:table-cell>
            <text:p>2G CS ID</text:p>
          </table:table-cell>
          <table:table-cell>
            <text:p>2025-10-05 04:27:4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95d52</text:p>
          </table:table-cell>
        </table:table-row>
        <table:table-row>
          <table:table-cell>
            <text:p>2G PS ID</text:p>
          </table:table-cell>
          <table:table-cell>
            <text:p>2025-10-05 04:28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b</text:p>
          </table:table-cell>
        </table:table-row>
        <table:table-row>
          <table:table-cell>
            <text:p>2G CS ID</text:p>
          </table:table-cell>
          <table:table-cell>
            <text:p>2025-10-05 04:28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e007</text:p>
          </table:table-cell>
        </table:table-row>
        <table:table-row>
          <table:table-cell>
            <text:p>2G PS ID</text:p>
          </table:table-cell>
          <table:table-cell>
            <text:p>2025-10-05 04:46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c</text:p>
          </table:table-cell>
        </table:table-row>
        <table:table-row>
          <table:table-cell>
            <text:p>2G CS ID</text:p>
          </table:table-cell>
          <table:table-cell>
            <text:p>2025-10-05 04:46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5350</text:p>
          </table:table-cell>
        </table:table-row>
        <table:table-row>
          <table:table-cell>
            <text:p>2G PS ID</text:p>
          </table:table-cell>
          <table:table-cell>
            <text:p>2025-10-05 05:02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d</text:p>
          </table:table-cell>
        </table:table-row>
        <table:table-row>
          <table:table-cell>
            <text:p>2G CS ID</text:p>
          </table:table-cell>
          <table:table-cell>
            <text:p>2025-10-05 05:03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258c</text:p>
          </table:table-cell>
        </table:table-row>
        <table:table-row>
          <table:table-cell>
            <text:p>2G PS ID</text:p>
          </table:table-cell>
          <table:table-cell>
            <text:p>2025-10-05 05:03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e</text:p>
          </table:table-cell>
        </table:table-row>
        <table:table-row>
          <table:table-cell>
            <text:p>2G PS ID</text:p>
          </table:table-cell>
          <table:table-cell>
            <text:p>2025-10-05 05:03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e</text:p>
          </table:table-cell>
        </table:table-row>
        <table:table-row>
          <table:table-cell>
            <text:p>2G CS ID</text:p>
          </table:table-cell>
          <table:table-cell>
            <text:p>2025-10-05 05:03:3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3a30</text:p>
          </table:table-cell>
        </table:table-row>
        <table:table-row>
          <table:table-cell>
            <text:p>2G PS ID</text:p>
          </table:table-cell>
          <table:table-cell>
            <text:p>2025-10-05 05:04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2f</text:p>
          </table:table-cell>
        </table:table-row>
        <table:table-row>
          <table:table-cell>
            <text:p>2G CS ID</text:p>
          </table:table-cell>
          <table:table-cell>
            <text:p>2025-10-05 05:05:0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6744</text:p>
          </table:table-cell>
        </table:table-row>
        <table:table-row>
          <table:table-cell>
            <text:p>2G CS ID</text:p>
          </table:table-cell>
          <table:table-cell>
            <text:p>2025-10-05 05:22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6b91</text:p>
          </table:table-cell>
        </table:table-row>
        <table:table-row>
          <table:table-cell>
            <text:p>2G PS ID</text:p>
          </table:table-cell>
          <table:table-cell>
            <text:p>2025-10-05 05:22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1</text:p>
          </table:table-cell>
        </table:table-row>
        <table:table-row>
          <table:table-cell>
            <text:p>2G CS ID</text:p>
          </table:table-cell>
          <table:table-cell>
            <text:p>2025-10-05 05:22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b0e8</text:p>
          </table:table-cell>
        </table:table-row>
        <table:table-row>
          <table:table-cell>
            <text:p>2G PS ID</text:p>
          </table:table-cell>
          <table:table-cell>
            <text:p>2025-10-05 05:39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2</text:p>
          </table:table-cell>
        </table:table-row>
        <table:table-row>
          <table:table-cell>
            <text:p>2G PS ID</text:p>
          </table:table-cell>
          <table:table-cell>
            <text:p>2025-10-05 05:39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2</text:p>
          </table:table-cell>
        </table:table-row>
        <table:table-row>
          <table:table-cell>
            <text:p>2G CS ID</text:p>
          </table:table-cell>
          <table:table-cell>
            <text:p>2025-10-05 05:39:2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572f</text:p>
          </table:table-cell>
        </table:table-row>
        <table:table-row>
          <table:table-cell>
            <text:p>2G PS ID</text:p>
          </table:table-cell>
          <table:table-cell>
            <text:p>2025-10-05 05:55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3</text:p>
          </table:table-cell>
        </table:table-row>
        <table:table-row>
          <table:table-cell>
            <text:p>2G PS ID</text:p>
          </table:table-cell>
          <table:table-cell>
            <text:p>2025-10-05 05:55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3</text:p>
          </table:table-cell>
        </table:table-row>
        <table:table-row>
          <table:table-cell>
            <text:p>2G CS ID</text:p>
          </table:table-cell>
          <table:table-cell>
            <text:p>2025-10-05 05:55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9070</text:p>
          </table:table-cell>
        </table:table-row>
        <table:table-row>
          <table:table-cell>
            <text:p>2G PS ID</text:p>
          </table:table-cell>
          <table:table-cell>
            <text:p>2025-10-05 06:11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4</text:p>
          </table:table-cell>
        </table:table-row>
        <table:table-row>
          <table:table-cell>
            <text:p>2G PS ID</text:p>
          </table:table-cell>
          <table:table-cell>
            <text:p>2025-10-05 06:11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4</text:p>
          </table:table-cell>
        </table:table-row>
        <table:table-row>
          <table:table-cell>
            <text:p>2G PS ID</text:p>
          </table:table-cell>
          <table:table-cell>
            <text:p>2025-10-05 06:11:4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34</text:p>
          </table:table-cell>
        </table:table-row>
        <table:table-row>
          <table:table-cell>
            <text:p>2G CS ID</text:p>
          </table:table-cell>
          <table:table-cell>
            <text:p>2025-10-05 06:12:0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5b77</text:p>
          </table:table-cell>
        </table:table-row>
        <table:table-row>
          <table:table-cell>
            <text:p>2G PS ID</text:p>
          </table:table-cell>
          <table:table-cell>
            <text:p>2025-10-05 06:12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5</text:p>
          </table:table-cell>
        </table:table-row>
        <table:table-row>
          <table:table-cell>
            <text:p>2G PS ID</text:p>
          </table:table-cell>
          <table:table-cell>
            <text:p>2025-10-05 06:12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5</text:p>
          </table:table-cell>
        </table:table-row>
        <table:table-row>
          <table:table-cell>
            <text:p>2G CS ID</text:p>
          </table:table-cell>
          <table:table-cell>
            <text:p>2025-10-05 06:12:2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45bf</text:p>
          </table:table-cell>
        </table:table-row>
        <table:table-row>
          <table:table-cell>
            <text:p>2G PS ID</text:p>
          </table:table-cell>
          <table:table-cell>
            <text:p>2025-10-05 06:28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6</text:p>
          </table:table-cell>
        </table:table-row>
        <table:table-row>
          <table:table-cell>
            <text:p>2G PS ID</text:p>
          </table:table-cell>
          <table:table-cell>
            <text:p>2025-10-05 06:28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6</text:p>
          </table:table-cell>
        </table:table-row>
        <table:table-row>
          <table:table-cell>
            <text:p>2G PS ID</text:p>
          </table:table-cell>
          <table:table-cell>
            <text:p>2025-10-05 06:28:53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36</text:p>
          </table:table-cell>
        </table:table-row>
        <table:table-row>
          <table:table-cell>
            <text:p>2G CS ID</text:p>
          </table:table-cell>
          <table:table-cell>
            <text:p>2025-10-05 06:29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667b</text:p>
          </table:table-cell>
        </table:table-row>
        <table:table-row>
          <table:table-cell>
            <text:p>2G PS ID</text:p>
          </table:table-cell>
          <table:table-cell>
            <text:p>2025-10-05 06:29:2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7</text:p>
          </table:table-cell>
        </table:table-row>
        <table:table-row>
          <table:table-cell>
            <text:p>2G PS ID</text:p>
          </table:table-cell>
          <table:table-cell>
            <text:p>2025-10-05 06:29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7</text:p>
          </table:table-cell>
        </table:table-row>
        <table:table-row>
          <table:table-cell>
            <text:p>2G CS ID</text:p>
          </table:table-cell>
          <table:table-cell>
            <text:p>2025-10-05 06:29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bf0a</text:p>
          </table:table-cell>
        </table:table-row>
        <table:table-row>
          <table:table-cell>
            <text:p>2G PS ID</text:p>
          </table:table-cell>
          <table:table-cell>
            <text:p>2025-10-05 06:47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8</text:p>
          </table:table-cell>
        </table:table-row>
        <table:table-row>
          <table:table-cell>
            <text:p>2G PS ID</text:p>
          </table:table-cell>
          <table:table-cell>
            <text:p>2025-10-05 06:47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8</text:p>
          </table:table-cell>
        </table:table-row>
        <table:table-row>
          <table:table-cell>
            <text:p>2G PS ID</text:p>
          </table:table-cell>
          <table:table-cell>
            <text:p>2025-10-05 06:47:19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38</text:p>
          </table:table-cell>
        </table:table-row>
        <table:table-row>
          <table:table-cell>
            <text:p>2G CS ID</text:p>
          </table:table-cell>
          <table:table-cell>
            <text:p>2025-10-05 06:47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9d26</text:p>
          </table:table-cell>
        </table:table-row>
        <table:table-row>
          <table:table-cell>
            <text:p>2G PS ID</text:p>
          </table:table-cell>
          <table:table-cell>
            <text:p>2025-10-05 06:47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9</text:p>
          </table:table-cell>
        </table:table-row>
        <table:table-row>
          <table:table-cell>
            <text:p>2G CS ID</text:p>
          </table:table-cell>
          <table:table-cell>
            <text:p>2025-10-05 06:48:0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9bfd</text:p>
          </table:table-cell>
        </table:table-row>
        <table:table-row>
          <table:table-cell>
            <text:p>2G PS ID</text:p>
          </table:table-cell>
          <table:table-cell>
            <text:p>2025-10-05 07:04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a</text:p>
          </table:table-cell>
        </table:table-row>
        <table:table-row>
          <table:table-cell>
            <text:p>2G CS ID</text:p>
          </table:table-cell>
          <table:table-cell>
            <text:p>2025-10-05 07:04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8415</text:p>
          </table:table-cell>
        </table:table-row>
        <table:table-row>
          <table:table-cell>
            <text:p>2G PS ID</text:p>
          </table:table-cell>
          <table:table-cell>
            <text:p>2025-10-05 07:04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b</text:p>
          </table:table-cell>
        </table:table-row>
        <table:table-row>
          <table:table-cell>
            <text:p>2G CS ID</text:p>
          </table:table-cell>
          <table:table-cell>
            <text:p>2025-10-05 07:04:4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244b</text:p>
          </table:table-cell>
        </table:table-row>
        <table:table-row>
          <table:table-cell>
            <text:p>2G PS ID</text:p>
          </table:table-cell>
          <table:table-cell>
            <text:p>2025-10-05 07:21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c</text:p>
          </table:table-cell>
        </table:table-row>
        <table:table-row>
          <table:table-cell>
            <text:p>2G PS ID</text:p>
          </table:table-cell>
          <table:table-cell>
            <text:p>2025-10-05 07:21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c</text:p>
          </table:table-cell>
        </table:table-row>
        <table:table-row>
          <table:table-cell>
            <text:p>2G PS ID</text:p>
          </table:table-cell>
          <table:table-cell>
            <text:p>2025-10-05 07:21:12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3c</text:p>
          </table:table-cell>
        </table:table-row>
        <table:table-row>
          <table:table-cell>
            <text:p>2G CS ID</text:p>
          </table:table-cell>
          <table:table-cell>
            <text:p>2025-10-05 07:21:3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d566</text:p>
          </table:table-cell>
        </table:table-row>
        <table:table-row>
          <table:table-cell>
            <text:p>2G PS ID</text:p>
          </table:table-cell>
          <table:table-cell>
            <text:p>2025-10-05 07:21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d</text:p>
          </table:table-cell>
        </table:table-row>
        <table:table-row>
          <table:table-cell>
            <text:p>2G PS ID</text:p>
          </table:table-cell>
          <table:table-cell>
            <text:p>2025-10-05 07:21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d</text:p>
          </table:table-cell>
        </table:table-row>
        <table:table-row>
          <table:table-cell>
            <text:p>2G CS ID</text:p>
          </table:table-cell>
          <table:table-cell>
            <text:p>2025-10-05 07:21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140f</text:p>
          </table:table-cell>
        </table:table-row>
        <table:table-row>
          <table:table-cell>
            <text:p>2G PS ID</text:p>
          </table:table-cell>
          <table:table-cell>
            <text:p>2025-10-05 07:40:5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e</text:p>
          </table:table-cell>
        </table:table-row>
        <table:table-row>
          <table:table-cell>
            <text:p>2G PS ID</text:p>
          </table:table-cell>
          <table:table-cell>
            <text:p>2025-10-05 07:40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e</text:p>
          </table:table-cell>
        </table:table-row>
        <table:table-row>
          <table:table-cell>
            <text:p>2G PS ID</text:p>
          </table:table-cell>
          <table:table-cell>
            <text:p>2025-10-05 07:41:04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3e</text:p>
          </table:table-cell>
        </table:table-row>
        <table:table-row>
          <table:table-cell>
            <text:p>2G CS ID</text:p>
          </table:table-cell>
          <table:table-cell>
            <text:p>2025-10-05 07:41:1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7b78</text:p>
          </table:table-cell>
        </table:table-row>
        <table:table-row>
          <table:table-cell>
            <text:p>2G PS ID</text:p>
          </table:table-cell>
          <table:table-cell>
            <text:p>2025-10-05 07:41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3f</text:p>
          </table:table-cell>
        </table:table-row>
        <table:table-row>
          <table:table-cell>
            <text:p>2G CS ID</text:p>
          </table:table-cell>
          <table:table-cell>
            <text:p>2025-10-05 07:41:3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0705</text:p>
          </table:table-cell>
        </table:table-row>
        <table:table-row>
          <table:table-cell>
            <text:p>2G PS ID</text:p>
          </table:table-cell>
          <table:table-cell>
            <text:p>2025-10-05 07:58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0</text:p>
          </table:table-cell>
        </table:table-row>
        <table:table-row>
          <table:table-cell>
            <text:p>2G PS ID</text:p>
          </table:table-cell>
          <table:table-cell>
            <text:p>2025-10-05 07:58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0</text:p>
          </table:table-cell>
        </table:table-row>
        <table:table-row>
          <table:table-cell>
            <text:p>2G CS ID</text:p>
          </table:table-cell>
          <table:table-cell>
            <text:p>2025-10-05 07:59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753b</text:p>
          </table:table-cell>
        </table:table-row>
        <table:table-row>
          <table:table-cell>
            <text:p>2G PS ID</text:p>
          </table:table-cell>
          <table:table-cell>
            <text:p>2025-10-05 07:59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1</text:p>
          </table:table-cell>
        </table:table-row>
        <table:table-row>
          <table:table-cell>
            <text:p>2G CS ID</text:p>
          </table:table-cell>
          <table:table-cell>
            <text:p>2025-10-05 07:59:2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1ac68</text:p>
          </table:table-cell>
        </table:table-row>
        <table:table-row>
          <table:table-cell>
            <text:p>2G PS ID</text:p>
          </table:table-cell>
          <table:table-cell>
            <text:p>2025-10-05 08:14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2</text:p>
          </table:table-cell>
        </table:table-row>
        <table:table-row>
          <table:table-cell>
            <text:p>2G CS ID</text:p>
          </table:table-cell>
          <table:table-cell>
            <text:p>2025-10-05 08:14:5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e0d1</text:p>
          </table:table-cell>
        </table:table-row>
        <table:table-row>
          <table:table-cell>
            <text:p>2G PS ID</text:p>
          </table:table-cell>
          <table:table-cell>
            <text:p>2025-10-05 08:15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3</text:p>
          </table:table-cell>
        </table:table-row>
        <table:table-row>
          <table:table-cell>
            <text:p>2G CS ID</text:p>
          </table:table-cell>
          <table:table-cell>
            <text:p>2025-10-05 08:15:1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c3ff</text:p>
          </table:table-cell>
        </table:table-row>
        <table:table-row>
          <table:table-cell>
            <text:p>2G PS ID</text:p>
          </table:table-cell>
          <table:table-cell>
            <text:p>2025-10-05 08:30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4</text:p>
          </table:table-cell>
        </table:table-row>
        <table:table-row>
          <table:table-cell>
            <text:p>2G CS ID</text:p>
          </table:table-cell>
          <table:table-cell>
            <text:p>2025-10-05 08:31:1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4ce7</text:p>
          </table:table-cell>
        </table:table-row>
        <table:table-row>
          <table:table-cell>
            <text:p>2G PS ID</text:p>
          </table:table-cell>
          <table:table-cell>
            <text:p>2025-10-05 08:46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5</text:p>
          </table:table-cell>
        </table:table-row>
        <table:table-row>
          <table:table-cell>
            <text:p>2G PS ID</text:p>
          </table:table-cell>
          <table:table-cell>
            <text:p>2025-10-05 08:46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5</text:p>
          </table:table-cell>
        </table:table-row>
        <table:table-row>
          <table:table-cell>
            <text:p>2G CS ID</text:p>
          </table:table-cell>
          <table:table-cell>
            <text:p>2025-10-05 08:46:4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9b92</text:p>
          </table:table-cell>
        </table:table-row>
        <table:table-row>
          <table:table-cell>
            <text:p>2G PS ID</text:p>
          </table:table-cell>
          <table:table-cell>
            <text:p>2025-10-05 09:02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6</text:p>
          </table:table-cell>
        </table:table-row>
        <table:table-row>
          <table:table-cell>
            <text:p>2G CS ID</text:p>
          </table:table-cell>
          <table:table-cell>
            <text:p>2025-10-05 09:03:0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9454</text:p>
          </table:table-cell>
        </table:table-row>
        <table:table-row>
          <table:table-cell>
            <text:p>2G PS ID</text:p>
          </table:table-cell>
          <table:table-cell>
            <text:p>2025-10-05 09:20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7</text:p>
          </table:table-cell>
        </table:table-row>
        <table:table-row>
          <table:table-cell>
            <text:p>2G PS ID</text:p>
          </table:table-cell>
          <table:table-cell>
            <text:p>2025-10-05 09:20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7</text:p>
          </table:table-cell>
        </table:table-row>
        <table:table-row>
          <table:table-cell>
            <text:p>2G CS ID</text:p>
          </table:table-cell>
          <table:table-cell>
            <text:p>2025-10-05 09:21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e517</text:p>
          </table:table-cell>
        </table:table-row>
        <table:table-row>
          <table:table-cell>
            <text:p>2G PS ID</text:p>
          </table:table-cell>
          <table:table-cell>
            <text:p>2025-10-05 09:21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8</text:p>
          </table:table-cell>
        </table:table-row>
        <table:table-row>
          <table:table-cell>
            <text:p>2G PS ID</text:p>
          </table:table-cell>
          <table:table-cell>
            <text:p>2025-10-05 09:21:5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8</text:p>
          </table:table-cell>
        </table:table-row>
        <table:table-row>
          <table:table-cell>
            <text:p>2G CS ID</text:p>
          </table:table-cell>
          <table:table-cell>
            <text:p>2025-10-05 09:22:0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77f4</text:p>
          </table:table-cell>
        </table:table-row>
        <table:table-row>
          <table:table-cell>
            <text:p>2G PS ID</text:p>
          </table:table-cell>
          <table:table-cell>
            <text:p>2025-10-05 09:37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9</text:p>
          </table:table-cell>
        </table:table-row>
        <table:table-row>
          <table:table-cell>
            <text:p>2G PS ID</text:p>
          </table:table-cell>
          <table:table-cell>
            <text:p>2025-10-05 09:37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9</text:p>
          </table:table-cell>
        </table:table-row>
        <table:table-row>
          <table:table-cell>
            <text:p>2G CS ID</text:p>
          </table:table-cell>
          <table:table-cell>
            <text:p>2025-10-05 09:37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5882</text:p>
          </table:table-cell>
        </table:table-row>
        <table:table-row>
          <table:table-cell>
            <text:p>2G PS ID</text:p>
          </table:table-cell>
          <table:table-cell>
            <text:p>2025-10-05 09:54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a</text:p>
          </table:table-cell>
        </table:table-row>
        <table:table-row>
          <table:table-cell>
            <text:p>2G PS ID</text:p>
          </table:table-cell>
          <table:table-cell>
            <text:p>2025-10-05 09:54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a</text:p>
          </table:table-cell>
        </table:table-row>
        <table:table-row>
          <table:table-cell>
            <text:p>2G CS ID</text:p>
          </table:table-cell>
          <table:table-cell>
            <text:p>2025-10-05 09:54:5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89ac</text:p>
          </table:table-cell>
        </table:table-row>
        <table:table-row>
          <table:table-cell>
            <text:p>2G PS ID</text:p>
          </table:table-cell>
          <table:table-cell>
            <text:p>2025-10-05 09:55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b</text:p>
          </table:table-cell>
        </table:table-row>
        <table:table-row>
          <table:table-cell>
            <text:p>2G PS ID</text:p>
          </table:table-cell>
          <table:table-cell>
            <text:p>2025-10-05 09:55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b</text:p>
          </table:table-cell>
        </table:table-row>
        <table:table-row>
          <table:table-cell>
            <text:p>2G CS ID</text:p>
          </table:table-cell>
          <table:table-cell>
            <text:p>2025-10-05 09:56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456bc</text:p>
          </table:table-cell>
        </table:table-row>
        <table:table-row>
          <table:table-cell>
            <text:p>2G PS ID</text:p>
          </table:table-cell>
          <table:table-cell>
            <text:p>2025-10-05 10:11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c</text:p>
          </table:table-cell>
        </table:table-row>
        <table:table-row>
          <table:table-cell>
            <text:p>2G PS ID</text:p>
          </table:table-cell>
          <table:table-cell>
            <text:p>2025-10-05 10:11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c</text:p>
          </table:table-cell>
        </table:table-row>
        <table:table-row>
          <table:table-cell>
            <text:p>2G CS ID</text:p>
          </table:table-cell>
          <table:table-cell>
            <text:p>2025-10-05 10:12:0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9aa0</text:p>
          </table:table-cell>
        </table:table-row>
        <table:table-row>
          <table:table-cell>
            <text:p>2G PS ID</text:p>
          </table:table-cell>
          <table:table-cell>
            <text:p>2025-10-05 10:28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d</text:p>
          </table:table-cell>
        </table:table-row>
        <table:table-row>
          <table:table-cell>
            <text:p>2G PS ID</text:p>
          </table:table-cell>
          <table:table-cell>
            <text:p>2025-10-05 10:28:3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d</text:p>
          </table:table-cell>
        </table:table-row>
        <table:table-row>
          <table:table-cell>
            <text:p>2G PS ID</text:p>
          </table:table-cell>
          <table:table-cell>
            <text:p>2025-10-05 10:28:35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4d</text:p>
          </table:table-cell>
        </table:table-row>
        <table:table-row>
          <table:table-cell>
            <text:p>2G CS ID</text:p>
          </table:table-cell>
          <table:table-cell>
            <text:p>2025-10-05 10:28:5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43cc</text:p>
          </table:table-cell>
        </table:table-row>
        <table:table-row>
          <table:table-cell>
            <text:p>2G PS ID</text:p>
          </table:table-cell>
          <table:table-cell>
            <text:p>2025-10-05 10:29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e</text:p>
          </table:table-cell>
        </table:table-row>
        <table:table-row>
          <table:table-cell>
            <text:p>2G PS ID</text:p>
          </table:table-cell>
          <table:table-cell>
            <text:p>2025-10-05 10:29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e</text:p>
          </table:table-cell>
        </table:table-row>
        <table:table-row>
          <table:table-cell>
            <text:p>2G PS ID</text:p>
          </table:table-cell>
          <table:table-cell>
            <text:p>2025-10-05 10:29:12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4e</text:p>
          </table:table-cell>
        </table:table-row>
        <table:table-row>
          <table:table-cell>
            <text:p>2G CS ID</text:p>
          </table:table-cell>
          <table:table-cell>
            <text:p>2025-10-05 10:29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9f40</text:p>
          </table:table-cell>
        </table:table-row>
        <table:table-row>
          <table:table-cell>
            <text:p>2G PS ID</text:p>
          </table:table-cell>
          <table:table-cell>
            <text:p>2025-10-05 10:29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f</text:p>
          </table:table-cell>
        </table:table-row>
        <table:table-row>
          <table:table-cell>
            <text:p>2G PS ID</text:p>
          </table:table-cell>
          <table:table-cell>
            <text:p>2025-10-05 10:29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4f</text:p>
          </table:table-cell>
        </table:table-row>
        <table:table-row>
          <table:table-cell>
            <text:p>2G CS ID</text:p>
          </table:table-cell>
          <table:table-cell>
            <text:p>2025-10-05 10:29:5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9fbc</text:p>
          </table:table-cell>
        </table:table-row>
        <table:table-row>
          <table:table-cell>
            <text:p>2G PS ID</text:p>
          </table:table-cell>
          <table:table-cell>
            <text:p>2025-10-05 10:30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0</text:p>
          </table:table-cell>
        </table:table-row>
        <table:table-row>
          <table:table-cell>
            <text:p>2G PS ID</text:p>
          </table:table-cell>
          <table:table-cell>
            <text:p>2025-10-05 10:30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0</text:p>
          </table:table-cell>
        </table:table-row>
        <table:table-row>
          <table:table-cell>
            <text:p>2G CS ID</text:p>
          </table:table-cell>
          <table:table-cell>
            <text:p>2025-10-05 10:31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9f3d</text:p>
          </table:table-cell>
        </table:table-row>
        <table:table-row>
          <table:table-cell>
            <text:p>2G PS ID</text:p>
          </table:table-cell>
          <table:table-cell>
            <text:p>2025-10-05 10:47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1</text:p>
          </table:table-cell>
        </table:table-row>
        <table:table-row>
          <table:table-cell>
            <text:p>2G PS ID</text:p>
          </table:table-cell>
          <table:table-cell>
            <text:p>2025-10-05 10:47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1</text:p>
          </table:table-cell>
        </table:table-row>
        <table:table-row>
          <table:table-cell>
            <text:p>2G CS ID</text:p>
          </table:table-cell>
          <table:table-cell>
            <text:p>2025-10-05 10:47:2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96b7</text:p>
          </table:table-cell>
        </table:table-row>
        <table:table-row>
          <table:table-cell>
            <text:p>2G PS ID</text:p>
          </table:table-cell>
          <table:table-cell>
            <text:p>2025-10-05 11:03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2</text:p>
          </table:table-cell>
        </table:table-row>
        <table:table-row>
          <table:table-cell>
            <text:p>2G CS ID</text:p>
          </table:table-cell>
          <table:table-cell>
            <text:p>2025-10-05 11:03:3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6b32</text:p>
          </table:table-cell>
        </table:table-row>
        <table:table-row>
          <table:table-cell>
            <text:p>2G PS ID</text:p>
          </table:table-cell>
          <table:table-cell>
            <text:p>2025-10-05 11:03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3</text:p>
          </table:table-cell>
        </table:table-row>
        <table:table-row>
          <table:table-cell>
            <text:p>2G PS ID</text:p>
          </table:table-cell>
          <table:table-cell>
            <text:p>2025-10-05 11:03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3</text:p>
          </table:table-cell>
        </table:table-row>
        <table:table-row>
          <table:table-cell>
            <text:p>2G CS ID</text:p>
          </table:table-cell>
          <table:table-cell>
            <text:p>2025-10-05 11:04:0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d44c</text:p>
          </table:table-cell>
        </table:table-row>
        <table:table-row>
          <table:table-cell>
            <text:p>2G PS ID</text:p>
          </table:table-cell>
          <table:table-cell>
            <text:p>2025-10-05 11:21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4</text:p>
          </table:table-cell>
        </table:table-row>
        <table:table-row>
          <table:table-cell>
            <text:p>2G PS ID</text:p>
          </table:table-cell>
          <table:table-cell>
            <text:p>2025-10-05 11:21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4</text:p>
          </table:table-cell>
        </table:table-row>
        <table:table-row>
          <table:table-cell>
            <text:p>2G PS ID</text:p>
          </table:table-cell>
          <table:table-cell>
            <text:p>2025-10-05 11:21:5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54</text:p>
          </table:table-cell>
        </table:table-row>
        <table:table-row>
          <table:table-cell>
            <text:p>2G CS ID</text:p>
          </table:table-cell>
          <table:table-cell>
            <text:p>2025-10-05 11:22:1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6a0f</text:p>
          </table:table-cell>
        </table:table-row>
        <table:table-row>
          <table:table-cell>
            <text:p>2G PS ID</text:p>
          </table:table-cell>
          <table:table-cell>
            <text:p>2025-10-05 11:22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5</text:p>
          </table:table-cell>
        </table:table-row>
        <table:table-row>
          <table:table-cell>
            <text:p>2G CS ID</text:p>
          </table:table-cell>
          <table:table-cell>
            <text:p>2025-10-05 11:22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47a0a</text:p>
          </table:table-cell>
        </table:table-row>
        <table:table-row>
          <table:table-cell>
            <text:p>2G PS ID</text:p>
          </table:table-cell>
          <table:table-cell>
            <text:p>2025-10-05 11:22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6</text:p>
          </table:table-cell>
        </table:table-row>
        <table:table-row>
          <table:table-cell>
            <text:p>2G CS ID</text:p>
          </table:table-cell>
          <table:table-cell>
            <text:p>2025-10-05 11:23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9ad2</text:p>
          </table:table-cell>
        </table:table-row>
        <table:table-row>
          <table:table-cell>
            <text:p>2G PS ID</text:p>
          </table:table-cell>
          <table:table-cell>
            <text:p>2025-10-05 11:23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7</text:p>
          </table:table-cell>
        </table:table-row>
        <table:table-row>
          <table:table-cell>
            <text:p>2G PS ID</text:p>
          </table:table-cell>
          <table:table-cell>
            <text:p>2025-10-05 11:23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7</text:p>
          </table:table-cell>
        </table:table-row>
        <table:table-row>
          <table:table-cell>
            <text:p>2G PS ID</text:p>
          </table:table-cell>
          <table:table-cell>
            <text:p>2025-10-05 11:23:1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57</text:p>
          </table:table-cell>
        </table:table-row>
        <table:table-row>
          <table:table-cell>
            <text:p>2G CS ID</text:p>
          </table:table-cell>
          <table:table-cell>
            <text:p>2025-10-05 11:23:3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507b</text:p>
          </table:table-cell>
        </table:table-row>
        <table:table-row>
          <table:table-cell>
            <text:p>2G PS ID</text:p>
          </table:table-cell>
          <table:table-cell>
            <text:p>2025-10-05 11:23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8</text:p>
          </table:table-cell>
        </table:table-row>
        <table:table-row>
          <table:table-cell>
            <text:p>2G PS ID</text:p>
          </table:table-cell>
          <table:table-cell>
            <text:p>2025-10-05 11:23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8</text:p>
          </table:table-cell>
        </table:table-row>
        <table:table-row>
          <table:table-cell>
            <text:p>2G CS ID</text:p>
          </table:table-cell>
          <table:table-cell>
            <text:p>2025-10-05 11:24:0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9807</text:p>
          </table:table-cell>
        </table:table-row>
        <table:table-row>
          <table:table-cell>
            <text:p>2G PS ID</text:p>
          </table:table-cell>
          <table:table-cell>
            <text:p>2025-10-05 11:39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9</text:p>
          </table:table-cell>
        </table:table-row>
        <table:table-row>
          <table:table-cell>
            <text:p>2G CS ID</text:p>
          </table:table-cell>
          <table:table-cell>
            <text:p>2025-10-05 11:39:3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43fcc</text:p>
          </table:table-cell>
        </table:table-row>
        <table:table-row>
          <table:table-cell>
            <text:p>2G CS ID</text:p>
          </table:table-cell>
          <table:table-cell>
            <text:p>2025-10-05 11:55:2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0d1c</text:p>
          </table:table-cell>
        </table:table-row>
        <table:table-row>
          <table:table-cell>
            <text:p>2G PS ID</text:p>
          </table:table-cell>
          <table:table-cell>
            <text:p>2025-10-05 11:55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b</text:p>
          </table:table-cell>
        </table:table-row>
        <table:table-row>
          <table:table-cell>
            <text:p>2G CS ID</text:p>
          </table:table-cell>
          <table:table-cell>
            <text:p>2025-10-05 11:55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674a</text:p>
          </table:table-cell>
        </table:table-row>
        <table:table-row>
          <table:table-cell>
            <text:p>2G PS ID</text:p>
          </table:table-cell>
          <table:table-cell>
            <text:p>2025-10-05 12:13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c</text:p>
          </table:table-cell>
        </table:table-row>
        <table:table-row>
          <table:table-cell>
            <text:p>2G PS ID</text:p>
          </table:table-cell>
          <table:table-cell>
            <text:p>2025-10-05 12:13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c</text:p>
          </table:table-cell>
        </table:table-row>
        <table:table-row>
          <table:table-cell>
            <text:p>2G PS ID</text:p>
          </table:table-cell>
          <table:table-cell>
            <text:p>2025-10-05 12:13:1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5c</text:p>
          </table:table-cell>
        </table:table-row>
        <table:table-row>
          <table:table-cell>
            <text:p>2G CS ID</text:p>
          </table:table-cell>
          <table:table-cell>
            <text:p>2025-10-05 12:13:3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1bba</text:p>
          </table:table-cell>
        </table:table-row>
        <table:table-row>
          <table:table-cell>
            <text:p>2G PS ID</text:p>
          </table:table-cell>
          <table:table-cell>
            <text:p>2025-10-05 12:13:4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d</text:p>
          </table:table-cell>
        </table:table-row>
        <table:table-row>
          <table:table-cell>
            <text:p>2G PS ID</text:p>
          </table:table-cell>
          <table:table-cell>
            <text:p>2025-10-05 12:13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d</text:p>
          </table:table-cell>
        </table:table-row>
        <table:table-row>
          <table:table-cell>
            <text:p>2G PS ID</text:p>
          </table:table-cell>
          <table:table-cell>
            <text:p>2025-10-05 12:13:5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5d</text:p>
          </table:table-cell>
        </table:table-row>
        <table:table-row>
          <table:table-cell>
            <text:p>2G CS ID</text:p>
          </table:table-cell>
          <table:table-cell>
            <text:p>2025-10-05 12:14:0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5975</text:p>
          </table:table-cell>
        </table:table-row>
        <table:table-row>
          <table:table-cell>
            <text:p>2G PS ID</text:p>
          </table:table-cell>
          <table:table-cell>
            <text:p>2025-10-05 12:14:1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e</text:p>
          </table:table-cell>
        </table:table-row>
        <table:table-row>
          <table:table-cell>
            <text:p>2G PS ID</text:p>
          </table:table-cell>
          <table:table-cell>
            <text:p>2025-10-05 12:14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e</text:p>
          </table:table-cell>
        </table:table-row>
        <table:table-row>
          <table:table-cell>
            <text:p>2G PS ID</text:p>
          </table:table-cell>
          <table:table-cell>
            <text:p>2025-10-05 12:14:2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5e</text:p>
          </table:table-cell>
        </table:table-row>
        <table:table-row>
          <table:table-cell>
            <text:p>2G CS ID</text:p>
          </table:table-cell>
          <table:table-cell>
            <text:p>2025-10-05 12:14:4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06b6</text:p>
          </table:table-cell>
        </table:table-row>
        <table:table-row>
          <table:table-cell>
            <text:p>2G PS ID</text:p>
          </table:table-cell>
          <table:table-cell>
            <text:p>2025-10-05 12:14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f</text:p>
          </table:table-cell>
        </table:table-row>
        <table:table-row>
          <table:table-cell>
            <text:p>2G PS ID</text:p>
          </table:table-cell>
          <table:table-cell>
            <text:p>2025-10-05 12:14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5f</text:p>
          </table:table-cell>
        </table:table-row>
        <table:table-row>
          <table:table-cell>
            <text:p>2G CS ID</text:p>
          </table:table-cell>
          <table:table-cell>
            <text:p>2025-10-05 12:15:1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bb15</text:p>
          </table:table-cell>
        </table:table-row>
        <table:table-row>
          <table:table-cell>
            <text:p>2G PS ID</text:p>
          </table:table-cell>
          <table:table-cell>
            <text:p>2025-10-05 12:31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0</text:p>
          </table:table-cell>
        </table:table-row>
        <table:table-row>
          <table:table-cell>
            <text:p>2G PS ID</text:p>
          </table:table-cell>
          <table:table-cell>
            <text:p>2025-10-05 12:31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0</text:p>
          </table:table-cell>
        </table:table-row>
        <table:table-row>
          <table:table-cell>
            <text:p>2G CS ID</text:p>
          </table:table-cell>
          <table:table-cell>
            <text:p>2025-10-05 12:31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5c18</text:p>
          </table:table-cell>
        </table:table-row>
        <table:table-row>
          <table:table-cell>
            <text:p>2G PS ID</text:p>
          </table:table-cell>
          <table:table-cell>
            <text:p>2025-10-05 12:31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1</text:p>
          </table:table-cell>
        </table:table-row>
        <table:table-row>
          <table:table-cell>
            <text:p>2G CS ID</text:p>
          </table:table-cell>
          <table:table-cell>
            <text:p>2025-10-05 12:31:5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14d9</text:p>
          </table:table-cell>
        </table:table-row>
        <table:table-row>
          <table:table-cell>
            <text:p>2G PS ID</text:p>
          </table:table-cell>
          <table:table-cell>
            <text:p>2025-10-05 12:32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2</text:p>
          </table:table-cell>
        </table:table-row>
        <table:table-row>
          <table:table-cell>
            <text:p>2G CS ID</text:p>
          </table:table-cell>
          <table:table-cell>
            <text:p>2025-10-05 12:32:1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d4f9</text:p>
          </table:table-cell>
        </table:table-row>
        <table:table-row>
          <table:table-cell>
            <text:p>2G PS ID</text:p>
          </table:table-cell>
          <table:table-cell>
            <text:p>2025-10-05 12:32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3</text:p>
          </table:table-cell>
        </table:table-row>
        <table:table-row>
          <table:table-cell>
            <text:p>2G PS ID</text:p>
          </table:table-cell>
          <table:table-cell>
            <text:p>2025-10-05 12:32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3</text:p>
          </table:table-cell>
        </table:table-row>
        <table:table-row>
          <table:table-cell>
            <text:p>2G CS ID</text:p>
          </table:table-cell>
          <table:table-cell>
            <text:p>2025-10-05 12:33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1823</text:p>
          </table:table-cell>
        </table:table-row>
        <table:table-row>
          <table:table-cell>
            <text:p>2G PS ID</text:p>
          </table:table-cell>
          <table:table-cell>
            <text:p>2025-10-05 12:48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4</text:p>
          </table:table-cell>
        </table:table-row>
        <table:table-row>
          <table:table-cell>
            <text:p>2G PS ID</text:p>
          </table:table-cell>
          <table:table-cell>
            <text:p>2025-10-05 12:48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4</text:p>
          </table:table-cell>
        </table:table-row>
        <table:table-row>
          <table:table-cell>
            <text:p>2G PS ID</text:p>
          </table:table-cell>
          <table:table-cell>
            <text:p>2025-10-05 12:48:23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64</text:p>
          </table:table-cell>
        </table:table-row>
        <table:table-row>
          <table:table-cell>
            <text:p>2G CS ID</text:p>
          </table:table-cell>
          <table:table-cell>
            <text:p>2025-10-05 12:48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4490</text:p>
          </table:table-cell>
        </table:table-row>
        <table:table-row>
          <table:table-cell>
            <text:p>2G PS ID</text:p>
          </table:table-cell>
          <table:table-cell>
            <text:p>2025-10-05 12:48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5</text:p>
          </table:table-cell>
        </table:table-row>
        <table:table-row>
          <table:table-cell>
            <text:p>2G CS ID</text:p>
          </table:table-cell>
          <table:table-cell>
            <text:p>2025-10-05 12:48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a692</text:p>
          </table:table-cell>
        </table:table-row>
        <table:table-row>
          <table:table-cell>
            <text:p>2G PS ID</text:p>
          </table:table-cell>
          <table:table-cell>
            <text:p>2025-10-05 13:06:0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6</text:p>
          </table:table-cell>
        </table:table-row>
        <table:table-row>
          <table:table-cell>
            <text:p>2G PS ID</text:p>
          </table:table-cell>
          <table:table-cell>
            <text:p>2025-10-05 13:06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6</text:p>
          </table:table-cell>
        </table:table-row>
        <table:table-row>
          <table:table-cell>
            <text:p>2G PS ID</text:p>
          </table:table-cell>
          <table:table-cell>
            <text:p>2025-10-05 13:06:10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66</text:p>
          </table:table-cell>
        </table:table-row>
        <table:table-row>
          <table:table-cell>
            <text:p>2G CS ID</text:p>
          </table:table-cell>
          <table:table-cell>
            <text:p>2025-10-05 13:06:2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32fd</text:p>
          </table:table-cell>
        </table:table-row>
        <table:table-row>
          <table:table-cell>
            <text:p>2G PS ID</text:p>
          </table:table-cell>
          <table:table-cell>
            <text:p>2025-10-05 13:06:3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7</text:p>
          </table:table-cell>
        </table:table-row>
        <table:table-row>
          <table:table-cell>
            <text:p>2G PS ID</text:p>
          </table:table-cell>
          <table:table-cell>
            <text:p>2025-10-05 13:06:4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7</text:p>
          </table:table-cell>
        </table:table-row>
        <table:table-row>
          <table:table-cell>
            <text:p>2G PS ID</text:p>
          </table:table-cell>
          <table:table-cell>
            <text:p>2025-10-05 13:06:4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67</text:p>
          </table:table-cell>
        </table:table-row>
        <table:table-row>
          <table:table-cell>
            <text:p>2G CS ID</text:p>
          </table:table-cell>
          <table:table-cell>
            <text:p>2025-10-05 13:07:0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9350</text:p>
          </table:table-cell>
        </table:table-row>
        <table:table-row>
          <table:table-cell>
            <text:p>2G PS ID</text:p>
          </table:table-cell>
          <table:table-cell>
            <text:p>2025-10-05 13:07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8</text:p>
          </table:table-cell>
        </table:table-row>
        <table:table-row>
          <table:table-cell>
            <text:p>2G PS ID</text:p>
          </table:table-cell>
          <table:table-cell>
            <text:p>2025-10-05 13:07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8</text:p>
          </table:table-cell>
        </table:table-row>
        <table:table-row>
          <table:table-cell>
            <text:p>2G CS ID</text:p>
          </table:table-cell>
          <table:table-cell>
            <text:p>2025-10-05 13:07:3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8733</text:p>
          </table:table-cell>
        </table:table-row>
        <table:table-row>
          <table:table-cell>
            <text:p>2G PS ID</text:p>
          </table:table-cell>
          <table:table-cell>
            <text:p>2025-10-05 13:11:2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9</text:p>
          </table:table-cell>
        </table:table-row>
        <table:table-row>
          <table:table-cell>
            <text:p>2G PS ID</text:p>
          </table:table-cell>
          <table:table-cell>
            <text:p>2025-10-05 13:11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9</text:p>
          </table:table-cell>
        </table:table-row>
        <table:table-row>
          <table:table-cell>
            <text:p>2G PS ID</text:p>
          </table:table-cell>
          <table:table-cell>
            <text:p>2025-10-05 13:11:39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69</text:p>
          </table:table-cell>
        </table:table-row>
        <table:table-row>
          <table:table-cell>
            <text:p>2G CS ID</text:p>
          </table:table-cell>
          <table:table-cell>
            <text:p>2025-10-05 13:12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9d2d7</text:p>
          </table:table-cell>
        </table:table-row>
        <table:table-row>
          <table:table-cell>
            <text:p>2G PS ID</text:p>
          </table:table-cell>
          <table:table-cell>
            <text:p>2025-10-05 13:12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a</text:p>
          </table:table-cell>
        </table:table-row>
        <table:table-row>
          <table:table-cell>
            <text:p>2G PS ID</text:p>
          </table:table-cell>
          <table:table-cell>
            <text:p>2025-10-05 13:12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a</text:p>
          </table:table-cell>
        </table:table-row>
        <table:table-row>
          <table:table-cell>
            <text:p>2G CS ID</text:p>
          </table:table-cell>
          <table:table-cell>
            <text:p>2025-10-05 13:12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f8ae</text:p>
          </table:table-cell>
        </table:table-row>
        <table:table-row>
          <table:table-cell>
            <text:p>2G PS ID</text:p>
          </table:table-cell>
          <table:table-cell>
            <text:p>2025-10-05 13:13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b</text:p>
          </table:table-cell>
        </table:table-row>
        <table:table-row>
          <table:table-cell>
            <text:p>2G CS ID</text:p>
          </table:table-cell>
          <table:table-cell>
            <text:p>2025-10-05 13:13:4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1fe0</text:p>
          </table:table-cell>
        </table:table-row>
        <table:table-row>
          <table:table-cell>
            <text:p>2G PS ID</text:p>
          </table:table-cell>
          <table:table-cell>
            <text:p>2025-10-05 13:30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c</text:p>
          </table:table-cell>
        </table:table-row>
        <table:table-row>
          <table:table-cell>
            <text:p>2G PS ID</text:p>
          </table:table-cell>
          <table:table-cell>
            <text:p>2025-10-05 13:30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c</text:p>
          </table:table-cell>
        </table:table-row>
        <table:table-row>
          <table:table-cell>
            <text:p>2G PS ID</text:p>
          </table:table-cell>
          <table:table-cell>
            <text:p>2025-10-05 13:30:39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6c</text:p>
          </table:table-cell>
        </table:table-row>
        <table:table-row>
          <table:table-cell>
            <text:p>2G CS ID</text:p>
          </table:table-cell>
          <table:table-cell>
            <text:p>2025-10-05 13:30:5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d9af8</text:p>
          </table:table-cell>
        </table:table-row>
        <table:table-row>
          <table:table-cell>
            <text:p>2G PS ID</text:p>
          </table:table-cell>
          <table:table-cell>
            <text:p>2025-10-05 13:30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d</text:p>
          </table:table-cell>
        </table:table-row>
        <table:table-row>
          <table:table-cell>
            <text:p>2G CS ID</text:p>
          </table:table-cell>
          <table:table-cell>
            <text:p>2025-10-05 13:31:1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39e5</text:p>
          </table:table-cell>
        </table:table-row>
        <table:table-row>
          <table:table-cell>
            <text:p>2G PS ID</text:p>
          </table:table-cell>
          <table:table-cell>
            <text:p>2025-10-05 13:47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e</text:p>
          </table:table-cell>
        </table:table-row>
        <table:table-row>
          <table:table-cell>
            <text:p>2G PS ID</text:p>
          </table:table-cell>
          <table:table-cell>
            <text:p>2025-10-05 13:47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e</text:p>
          </table:table-cell>
        </table:table-row>
        <table:table-row>
          <table:table-cell>
            <text:p>2G CS ID</text:p>
          </table:table-cell>
          <table:table-cell>
            <text:p>2025-10-05 13:47:3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fe1c</text:p>
          </table:table-cell>
        </table:table-row>
        <table:table-row>
          <table:table-cell>
            <text:p>2G PS ID</text:p>
          </table:table-cell>
          <table:table-cell>
            <text:p>2025-10-05 14:04:1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f</text:p>
          </table:table-cell>
        </table:table-row>
        <table:table-row>
          <table:table-cell>
            <text:p>2G PS ID</text:p>
          </table:table-cell>
          <table:table-cell>
            <text:p>2025-10-05 14:04:1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6f</text:p>
          </table:table-cell>
        </table:table-row>
        <table:table-row>
          <table:table-cell>
            <text:p>2G CS ID</text:p>
          </table:table-cell>
          <table:table-cell>
            <text:p>2025-10-05 14:04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cbad</text:p>
          </table:table-cell>
        </table:table-row>
        <table:table-row>
          <table:table-cell>
            <text:p>2G PS ID</text:p>
          </table:table-cell>
          <table:table-cell>
            <text:p>2025-10-05 14:22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0</text:p>
          </table:table-cell>
        </table:table-row>
        <table:table-row>
          <table:table-cell>
            <text:p>2G CS ID</text:p>
          </table:table-cell>
          <table:table-cell>
            <text:p>2025-10-05 14:22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a289</text:p>
          </table:table-cell>
        </table:table-row>
        <table:table-row>
          <table:table-cell>
            <text:p>2G PS ID</text:p>
          </table:table-cell>
          <table:table-cell>
            <text:p>2025-10-05 14:22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1</text:p>
          </table:table-cell>
        </table:table-row>
        <table:table-row>
          <table:table-cell>
            <text:p>2G PS ID</text:p>
          </table:table-cell>
          <table:table-cell>
            <text:p>2025-10-05 14:22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1</text:p>
          </table:table-cell>
        </table:table-row>
        <table:table-row>
          <table:table-cell>
            <text:p>2G PS ID</text:p>
          </table:table-cell>
          <table:table-cell>
            <text:p>2025-10-05 14:22:4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71</text:p>
          </table:table-cell>
        </table:table-row>
        <table:table-row>
          <table:table-cell>
            <text:p>2G CS ID</text:p>
          </table:table-cell>
          <table:table-cell>
            <text:p>2025-10-05 14:23:0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797e</text:p>
          </table:table-cell>
        </table:table-row>
        <table:table-row>
          <table:table-cell>
            <text:p>2G PS ID</text:p>
          </table:table-cell>
          <table:table-cell>
            <text:p>2025-10-05 14:23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2</text:p>
          </table:table-cell>
        </table:table-row>
        <table:table-row>
          <table:table-cell>
            <text:p>2G PS ID</text:p>
          </table:table-cell>
          <table:table-cell>
            <text:p>2025-10-05 14:23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2</text:p>
          </table:table-cell>
        </table:table-row>
        <table:table-row>
          <table:table-cell>
            <text:p>2G CS ID</text:p>
          </table:table-cell>
          <table:table-cell>
            <text:p>2025-10-05 14:23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70c8</text:p>
          </table:table-cell>
        </table:table-row>
        <table:table-row>
          <table:table-cell>
            <text:p>2G PS ID</text:p>
          </table:table-cell>
          <table:table-cell>
            <text:p>2025-10-05 14:38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3</text:p>
          </table:table-cell>
        </table:table-row>
        <table:table-row>
          <table:table-cell>
            <text:p>2G PS ID</text:p>
          </table:table-cell>
          <table:table-cell>
            <text:p>2025-10-05 14:38:4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3</text:p>
          </table:table-cell>
        </table:table-row>
        <table:table-row>
          <table:table-cell>
            <text:p>2G PS ID</text:p>
          </table:table-cell>
          <table:table-cell>
            <text:p>2025-10-05 14:38:49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73</text:p>
          </table:table-cell>
        </table:table-row>
        <table:table-row>
          <table:table-cell>
            <text:p>2G CS ID</text:p>
          </table:table-cell>
          <table:table-cell>
            <text:p>2025-10-05 14:39:0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98cb</text:p>
          </table:table-cell>
        </table:table-row>
        <table:table-row>
          <table:table-cell>
            <text:p>2G PS ID</text:p>
          </table:table-cell>
          <table:table-cell>
            <text:p>2025-10-05 14:39:1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4</text:p>
          </table:table-cell>
        </table:table-row>
        <table:table-row>
          <table:table-cell>
            <text:p>2G PS ID</text:p>
          </table:table-cell>
          <table:table-cell>
            <text:p>2025-10-05 14:39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4</text:p>
          </table:table-cell>
        </table:table-row>
        <table:table-row>
          <table:table-cell>
            <text:p>2G CS ID</text:p>
          </table:table-cell>
          <table:table-cell>
            <text:p>2025-10-05 14:39:22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696e</text:p>
          </table:table-cell>
        </table:table-row>
        <table:table-row>
          <table:table-cell>
            <text:p>2G PS ID</text:p>
          </table:table-cell>
          <table:table-cell>
            <text:p>2025-10-05 14:56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5</text:p>
          </table:table-cell>
        </table:table-row>
        <table:table-row>
          <table:table-cell>
            <text:p>2G CS ID</text:p>
          </table:table-cell>
          <table:table-cell>
            <text:p>2025-10-05 14:56:2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b1be</text:p>
          </table:table-cell>
        </table:table-row>
        <table:table-row>
          <table:table-cell>
            <text:p>2G PS ID</text:p>
          </table:table-cell>
          <table:table-cell>
            <text:p>2025-10-05 15:12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6</text:p>
          </table:table-cell>
        </table:table-row>
        <table:table-row>
          <table:table-cell>
            <text:p>2G PS ID</text:p>
          </table:table-cell>
          <table:table-cell>
            <text:p>2025-10-05 15:12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6</text:p>
          </table:table-cell>
        </table:table-row>
        <table:table-row>
          <table:table-cell>
            <text:p>2G CS ID</text:p>
          </table:table-cell>
          <table:table-cell>
            <text:p>2025-10-05 15:12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9c49</text:p>
          </table:table-cell>
        </table:table-row>
        <table:table-row>
          <table:table-cell>
            <text:p>2G PS ID</text:p>
          </table:table-cell>
          <table:table-cell>
            <text:p>2025-10-05 15:29:4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7</text:p>
          </table:table-cell>
        </table:table-row>
        <table:table-row>
          <table:table-cell>
            <text:p>2G PS ID</text:p>
          </table:table-cell>
          <table:table-cell>
            <text:p>2025-10-05 15:29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7</text:p>
          </table:table-cell>
        </table:table-row>
        <table:table-row>
          <table:table-cell>
            <text:p>2G CS ID</text:p>
          </table:table-cell>
          <table:table-cell>
            <text:p>2025-10-05 15:29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e074</text:p>
          </table:table-cell>
        </table:table-row>
        <table:table-row>
          <table:table-cell>
            <text:p>2G PS ID</text:p>
          </table:table-cell>
          <table:table-cell>
            <text:p>2025-10-05 15:30:1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8</text:p>
          </table:table-cell>
        </table:table-row>
        <table:table-row>
          <table:table-cell>
            <text:p>2G PS ID</text:p>
          </table:table-cell>
          <table:table-cell>
            <text:p>2025-10-05 15:30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8</text:p>
          </table:table-cell>
        </table:table-row>
        <table:table-row>
          <table:table-cell>
            <text:p>2G PS ID</text:p>
          </table:table-cell>
          <table:table-cell>
            <text:p>2025-10-05 15:30:2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78</text:p>
          </table:table-cell>
        </table:table-row>
        <table:table-row>
          <table:table-cell>
            <text:p>2G CS ID</text:p>
          </table:table-cell>
          <table:table-cell>
            <text:p>2025-10-05 15:30:4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10919</text:p>
          </table:table-cell>
        </table:table-row>
        <table:table-row>
          <table:table-cell>
            <text:p>2G PS ID</text:p>
          </table:table-cell>
          <table:table-cell>
            <text:p>2025-10-05 15:30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9</text:p>
          </table:table-cell>
        </table:table-row>
        <table:table-row>
          <table:table-cell>
            <text:p>2G PS ID</text:p>
          </table:table-cell>
          <table:table-cell>
            <text:p>2025-10-05 15:30:5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9</text:p>
          </table:table-cell>
        </table:table-row>
        <table:table-row>
          <table:table-cell>
            <text:p>2G CS ID</text:p>
          </table:table-cell>
          <table:table-cell>
            <text:p>2025-10-05 15:31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0405</text:p>
          </table:table-cell>
        </table:table-row>
        <table:table-row>
          <table:table-cell>
            <text:p>2G PS ID</text:p>
          </table:table-cell>
          <table:table-cell>
            <text:p>2025-10-05 15:47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a</text:p>
          </table:table-cell>
        </table:table-row>
        <table:table-row>
          <table:table-cell>
            <text:p>2G PS ID</text:p>
          </table:table-cell>
          <table:table-cell>
            <text:p>2025-10-05 15:47:1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a</text:p>
          </table:table-cell>
        </table:table-row>
        <table:table-row>
          <table:table-cell>
            <text:p>2G PS ID</text:p>
          </table:table-cell>
          <table:table-cell>
            <text:p>2025-10-05 15:47:1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7a</text:p>
          </table:table-cell>
        </table:table-row>
        <table:table-row>
          <table:table-cell>
            <text:p>2G CS ID</text:p>
          </table:table-cell>
          <table:table-cell>
            <text:p>2025-10-05 15:47:3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9848b</text:p>
          </table:table-cell>
        </table:table-row>
        <table:table-row>
          <table:table-cell>
            <text:p>2G PS ID</text:p>
          </table:table-cell>
          <table:table-cell>
            <text:p>2025-10-05 15:47:4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b</text:p>
          </table:table-cell>
        </table:table-row>
        <table:table-row>
          <table:table-cell>
            <text:p>2G PS ID</text:p>
          </table:table-cell>
          <table:table-cell>
            <text:p>2025-10-05 15:47:5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b</text:p>
          </table:table-cell>
        </table:table-row>
        <table:table-row>
          <table:table-cell>
            <text:p>2G CS ID</text:p>
          </table:table-cell>
          <table:table-cell>
            <text:p>2025-10-05 15:48:0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cb7ba</text:p>
          </table:table-cell>
        </table:table-row>
        <table:table-row>
          <table:table-cell>
            <text:p>2G PS ID</text:p>
          </table:table-cell>
          <table:table-cell>
            <text:p>2025-10-05 16:03:2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c</text:p>
          </table:table-cell>
        </table:table-row>
        <table:table-row>
          <table:table-cell>
            <text:p>2G PS ID</text:p>
          </table:table-cell>
          <table:table-cell>
            <text:p>2025-10-05 16:03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c</text:p>
          </table:table-cell>
        </table:table-row>
        <table:table-row>
          <table:table-cell>
            <text:p>2G PS ID</text:p>
          </table:table-cell>
          <table:table-cell>
            <text:p>2025-10-05 16:03:28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7c</text:p>
          </table:table-cell>
        </table:table-row>
        <table:table-row>
          <table:table-cell>
            <text:p>2G CS ID</text:p>
          </table:table-cell>
          <table:table-cell>
            <text:p>2025-10-05 16:03:4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5570</text:p>
          </table:table-cell>
        </table:table-row>
        <table:table-row>
          <table:table-cell>
            <text:p>2G PS ID</text:p>
          </table:table-cell>
          <table:table-cell>
            <text:p>2025-10-05 16:03:5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d</text:p>
          </table:table-cell>
        </table:table-row>
        <table:table-row>
          <table:table-cell>
            <text:p>2G PS ID</text:p>
          </table:table-cell>
          <table:table-cell>
            <text:p>2025-10-05 16:03:5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d</text:p>
          </table:table-cell>
        </table:table-row>
        <table:table-row>
          <table:table-cell>
            <text:p>2G PS ID</text:p>
          </table:table-cell>
          <table:table-cell>
            <text:p>2025-10-05 16:04:04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7d</text:p>
          </table:table-cell>
        </table:table-row>
        <table:table-row>
          <table:table-cell>
            <text:p>2G CS ID</text:p>
          </table:table-cell>
          <table:table-cell>
            <text:p>2025-10-05 16:04:2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47fe</text:p>
          </table:table-cell>
        </table:table-row>
        <table:table-row>
          <table:table-cell>
            <text:p>2G PS ID</text:p>
          </table:table-cell>
          <table:table-cell>
            <text:p>2025-10-05 16:04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e</text:p>
          </table:table-cell>
        </table:table-row>
        <table:table-row>
          <table:table-cell>
            <text:p>2G PS ID</text:p>
          </table:table-cell>
          <table:table-cell>
            <text:p>2025-10-05 16:04:3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e</text:p>
          </table:table-cell>
        </table:table-row>
        <table:table-row>
          <table:table-cell>
            <text:p>2G CS ID</text:p>
          </table:table-cell>
          <table:table-cell>
            <text:p>2025-10-05 16:04:5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efd7c</text:p>
          </table:table-cell>
        </table:table-row>
        <table:table-row>
          <table:table-cell>
            <text:p>2G PS ID</text:p>
          </table:table-cell>
          <table:table-cell>
            <text:p>2025-10-05 16:05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7f</text:p>
          </table:table-cell>
        </table:table-row>
        <table:table-row>
          <table:table-cell>
            <text:p>2G CS ID</text:p>
          </table:table-cell>
          <table:table-cell>
            <text:p>2025-10-05 16:05:1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afef</text:p>
          </table:table-cell>
        </table:table-row>
        <table:table-row>
          <table:table-cell>
            <text:p>2G PS ID</text:p>
          </table:table-cell>
          <table:table-cell>
            <text:p>2025-10-05 16:05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0</text:p>
          </table:table-cell>
        </table:table-row>
        <table:table-row>
          <table:table-cell>
            <text:p>2G PS ID</text:p>
          </table:table-cell>
          <table:table-cell>
            <text:p>2025-10-05 16:05:3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0</text:p>
          </table:table-cell>
        </table:table-row>
        <table:table-row>
          <table:table-cell>
            <text:p>2G CS ID</text:p>
          </table:table-cell>
          <table:table-cell>
            <text:p>2025-10-05 16:05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d24a</text:p>
          </table:table-cell>
        </table:table-row>
        <table:table-row>
          <table:table-cell>
            <text:p>2G PS ID</text:p>
          </table:table-cell>
          <table:table-cell>
            <text:p>2025-10-05 16:21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1</text:p>
          </table:table-cell>
        </table:table-row>
        <table:table-row>
          <table:table-cell>
            <text:p>2G PS ID</text:p>
          </table:table-cell>
          <table:table-cell>
            <text:p>2025-10-05 16:21:2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1</text:p>
          </table:table-cell>
        </table:table-row>
        <table:table-row>
          <table:table-cell>
            <text:p>2G CS ID</text:p>
          </table:table-cell>
          <table:table-cell>
            <text:p>2025-10-05 16:21:3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fd77c</text:p>
          </table:table-cell>
        </table:table-row>
        <table:table-row>
          <table:table-cell>
            <text:p>2G PS ID</text:p>
          </table:table-cell>
          <table:table-cell>
            <text:p>2025-10-05 16:38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2</text:p>
          </table:table-cell>
        </table:table-row>
        <table:table-row>
          <table:table-cell>
            <text:p>2G PS ID</text:p>
          </table:table-cell>
          <table:table-cell>
            <text:p>2025-10-05 16:38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2</text:p>
          </table:table-cell>
        </table:table-row>
        <table:table-row>
          <table:table-cell>
            <text:p>2G CS ID</text:p>
          </table:table-cell>
          <table:table-cell>
            <text:p>2025-10-05 16:38:2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4ffcf</text:p>
          </table:table-cell>
        </table:table-row>
        <table:table-row>
          <table:table-cell>
            <text:p>2G PS ID</text:p>
          </table:table-cell>
          <table:table-cell>
            <text:p>2025-10-05 16:55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3</text:p>
          </table:table-cell>
        </table:table-row>
        <table:table-row>
          <table:table-cell>
            <text:p>2G PS ID</text:p>
          </table:table-cell>
          <table:table-cell>
            <text:p>2025-10-05 16:55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3</text:p>
          </table:table-cell>
        </table:table-row>
        <table:table-row>
          <table:table-cell>
            <text:p>2G PS ID</text:p>
          </table:table-cell>
          <table:table-cell>
            <text:p>2025-10-05 16:55:3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83</text:p>
          </table:table-cell>
        </table:table-row>
        <table:table-row>
          <table:table-cell>
            <text:p>2G CS ID</text:p>
          </table:table-cell>
          <table:table-cell>
            <text:p>2025-10-05 16:55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16b3</text:p>
          </table:table-cell>
        </table:table-row>
        <table:table-row>
          <table:table-cell>
            <text:p>2G PS ID</text:p>
          </table:table-cell>
          <table:table-cell>
            <text:p>2025-10-05 16:56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4</text:p>
          </table:table-cell>
        </table:table-row>
        <table:table-row>
          <table:table-cell>
            <text:p>2G PS ID</text:p>
          </table:table-cell>
          <table:table-cell>
            <text:p>2025-10-05 16:56:0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4</text:p>
          </table:table-cell>
        </table:table-row>
        <table:table-row>
          <table:table-cell>
            <text:p>2G CS ID</text:p>
          </table:table-cell>
          <table:table-cell>
            <text:p>2025-10-05 16:56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8bf4</text:p>
          </table:table-cell>
        </table:table-row>
        <table:table-row>
          <table:table-cell>
            <text:p>2G CS ID</text:p>
          </table:table-cell>
          <table:table-cell>
            <text:p>2025-10-05 17:12:1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580fe</text:p>
          </table:table-cell>
        </table:table-row>
        <table:table-row>
          <table:table-cell>
            <text:p>2G PS ID</text:p>
          </table:table-cell>
          <table:table-cell>
            <text:p>2025-10-05 17:12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6</text:p>
          </table:table-cell>
        </table:table-row>
        <table:table-row>
          <table:table-cell>
            <text:p>2G CS ID</text:p>
          </table:table-cell>
          <table:table-cell>
            <text:p>2025-10-05 17:12:3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47d3</text:p>
          </table:table-cell>
        </table:table-row>
        <table:table-row>
          <table:table-cell>
            <text:p>2G PS ID</text:p>
          </table:table-cell>
          <table:table-cell>
            <text:p>2025-10-05 17:28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7</text:p>
          </table:table-cell>
        </table:table-row>
        <table:table-row>
          <table:table-cell>
            <text:p>2G PS ID</text:p>
          </table:table-cell>
          <table:table-cell>
            <text:p>2025-10-05 17:28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7</text:p>
          </table:table-cell>
        </table:table-row>
        <table:table-row>
          <table:table-cell>
            <text:p>2G PS ID</text:p>
          </table:table-cell>
          <table:table-cell>
            <text:p>2025-10-05 17:28:31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87</text:p>
          </table:table-cell>
        </table:table-row>
        <table:table-row>
          <table:table-cell>
            <text:p>2G CS ID</text:p>
          </table:table-cell>
          <table:table-cell>
            <text:p>2025-10-05 17:28:5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2741</text:p>
          </table:table-cell>
        </table:table-row>
        <table:table-row>
          <table:table-cell>
            <text:p>2G PS ID</text:p>
          </table:table-cell>
          <table:table-cell>
            <text:p>2025-10-05 17:29:0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8</text:p>
          </table:table-cell>
        </table:table-row>
        <table:table-row>
          <table:table-cell>
            <text:p>2G PS ID</text:p>
          </table:table-cell>
          <table:table-cell>
            <text:p>2025-10-05 17:29:0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8</text:p>
          </table:table-cell>
        </table:table-row>
        <table:table-row>
          <table:table-cell>
            <text:p>2G CS ID</text:p>
          </table:table-cell>
          <table:table-cell>
            <text:p>2025-10-05 17:29:1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e695</text:p>
          </table:table-cell>
        </table:table-row>
        <table:table-row>
          <table:table-cell>
            <text:p>2G PS ID</text:p>
          </table:table-cell>
          <table:table-cell>
            <text:p>2025-10-05 17:46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9</text:p>
          </table:table-cell>
        </table:table-row>
        <table:table-row>
          <table:table-cell>
            <text:p>2G PS ID</text:p>
          </table:table-cell>
          <table:table-cell>
            <text:p>2025-10-05 17:46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9</text:p>
          </table:table-cell>
        </table:table-row>
        <table:table-row>
          <table:table-cell>
            <text:p>2G CS ID</text:p>
          </table:table-cell>
          <table:table-cell>
            <text:p>2025-10-05 17:46:2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11a9</text:p>
          </table:table-cell>
        </table:table-row>
        <table:table-row>
          <table:table-cell>
            <text:p>2G PS ID</text:p>
          </table:table-cell>
          <table:table-cell>
            <text:p>2025-10-05 18:03:5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a</text:p>
          </table:table-cell>
        </table:table-row>
        <table:table-row>
          <table:table-cell>
            <text:p>2G PS ID</text:p>
          </table:table-cell>
          <table:table-cell>
            <text:p>2025-10-05 18:03:5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a</text:p>
          </table:table-cell>
        </table:table-row>
        <table:table-row>
          <table:table-cell>
            <text:p>2G PS ID</text:p>
          </table:table-cell>
          <table:table-cell>
            <text:p>2025-10-05 18:04:03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8a</text:p>
          </table:table-cell>
        </table:table-row>
        <table:table-row>
          <table:table-cell>
            <text:p>2G CS ID</text:p>
          </table:table-cell>
          <table:table-cell>
            <text:p>2025-10-05 18:04:2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11e8</text:p>
          </table:table-cell>
        </table:table-row>
        <table:table-row>
          <table:table-cell>
            <text:p>2G PS ID</text:p>
          </table:table-cell>
          <table:table-cell>
            <text:p>2025-10-05 18:04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b</text:p>
          </table:table-cell>
        </table:table-row>
        <table:table-row>
          <table:table-cell>
            <text:p>2G PS ID</text:p>
          </table:table-cell>
          <table:table-cell>
            <text:p>2025-10-05 18:04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b</text:p>
          </table:table-cell>
        </table:table-row>
        <table:table-row>
          <table:table-cell>
            <text:p>2G CS ID</text:p>
          </table:table-cell>
          <table:table-cell>
            <text:p>2025-10-05 18:04:50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bf554</text:p>
          </table:table-cell>
        </table:table-row>
        <table:table-row>
          <table:table-cell>
            <text:p>2G PS ID</text:p>
          </table:table-cell>
          <table:table-cell>
            <text:p>2025-10-05 18:05:4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c</text:p>
          </table:table-cell>
        </table:table-row>
        <table:table-row>
          <table:table-cell>
            <text:p>2G PS ID</text:p>
          </table:table-cell>
          <table:table-cell>
            <text:p>2025-10-05 18:05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c</text:p>
          </table:table-cell>
        </table:table-row>
        <table:table-row>
          <table:table-cell>
            <text:p>2G PS ID</text:p>
          </table:table-cell>
          <table:table-cell>
            <text:p>2025-10-05 18:05:56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8c</text:p>
          </table:table-cell>
        </table:table-row>
        <table:table-row>
          <table:table-cell>
            <text:p>2G CS ID</text:p>
          </table:table-cell>
          <table:table-cell>
            <text:p>2025-10-05 18:06:1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be52</text:p>
          </table:table-cell>
        </table:table-row>
        <table:table-row>
          <table:table-cell>
            <text:p>2G PS ID</text:p>
          </table:table-cell>
          <table:table-cell>
            <text:p>2025-10-05 18:06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d</text:p>
          </table:table-cell>
        </table:table-row>
        <table:table-row>
          <table:table-cell>
            <text:p>2G PS ID</text:p>
          </table:table-cell>
          <table:table-cell>
            <text:p>2025-10-05 18:06:3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d</text:p>
          </table:table-cell>
        </table:table-row>
        <table:table-row>
          <table:table-cell>
            <text:p>2G CS ID</text:p>
          </table:table-cell>
          <table:table-cell>
            <text:p>2025-10-05 18:06:5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d5f8</text:p>
          </table:table-cell>
        </table:table-row>
        <table:table-row>
          <table:table-cell>
            <text:p>2G PS ID</text:p>
          </table:table-cell>
          <table:table-cell>
            <text:p>2025-10-05 18:07:0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e</text:p>
          </table:table-cell>
        </table:table-row>
        <table:table-row>
          <table:table-cell>
            <text:p>2G PS ID</text:p>
          </table:table-cell>
          <table:table-cell>
            <text:p>2025-10-05 18:07:0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e</text:p>
          </table:table-cell>
        </table:table-row>
        <table:table-row>
          <table:table-cell>
            <text:p>2G CS ID</text:p>
          </table:table-cell>
          <table:table-cell>
            <text:p>2025-10-05 18:07:1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1b691</text:p>
          </table:table-cell>
        </table:table-row>
        <table:table-row>
          <table:table-cell>
            <text:p>2G PS ID</text:p>
          </table:table-cell>
          <table:table-cell>
            <text:p>2025-10-05 18:23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f</text:p>
          </table:table-cell>
        </table:table-row>
        <table:table-row>
          <table:table-cell>
            <text:p>2G PS ID</text:p>
          </table:table-cell>
          <table:table-cell>
            <text:p>2025-10-05 18:23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8f</text:p>
          </table:table-cell>
        </table:table-row>
        <table:table-row>
          <table:table-cell>
            <text:p>2G PS ID</text:p>
          </table:table-cell>
          <table:table-cell>
            <text:p>2025-10-05 18:23:12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8f</text:p>
          </table:table-cell>
        </table:table-row>
        <table:table-row>
          <table:table-cell>
            <text:p>2G CS ID</text:p>
          </table:table-cell>
          <table:table-cell>
            <text:p>2025-10-05 18:23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0943</text:p>
          </table:table-cell>
        </table:table-row>
        <table:table-row>
          <table:table-cell>
            <text:p>2G PS ID</text:p>
          </table:table-cell>
          <table:table-cell>
            <text:p>2025-10-05 18:23:3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0</text:p>
          </table:table-cell>
        </table:table-row>
        <table:table-row>
          <table:table-cell>
            <text:p>2G CS ID</text:p>
          </table:table-cell>
          <table:table-cell>
            <text:p>2025-10-05 18:23:4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add68</text:p>
          </table:table-cell>
        </table:table-row>
        <table:table-row>
          <table:table-cell>
            <text:p>2G PS ID</text:p>
          </table:table-cell>
          <table:table-cell>
            <text:p>2025-10-05 18:40:2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1</text:p>
          </table:table-cell>
        </table:table-row>
        <table:table-row>
          <table:table-cell>
            <text:p>2G PS ID</text:p>
          </table:table-cell>
          <table:table-cell>
            <text:p>2025-10-05 18:40:2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1</text:p>
          </table:table-cell>
        </table:table-row>
        <table:table-row>
          <table:table-cell>
            <text:p>2G CS ID</text:p>
          </table:table-cell>
          <table:table-cell>
            <text:p>2025-10-05 18:40:3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c32b</text:p>
          </table:table-cell>
        </table:table-row>
        <table:table-row>
          <table:table-cell>
            <text:p>2G PS ID</text:p>
          </table:table-cell>
          <table:table-cell>
            <text:p>2025-10-05 18:56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2</text:p>
          </table:table-cell>
        </table:table-row>
        <table:table-row>
          <table:table-cell>
            <text:p>2G CS ID</text:p>
          </table:table-cell>
          <table:table-cell>
            <text:p>2025-10-05 18:56:57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931a</text:p>
          </table:table-cell>
        </table:table-row>
        <table:table-row>
          <table:table-cell>
            <text:p>2G PS ID</text:p>
          </table:table-cell>
          <table:table-cell>
            <text:p>2025-10-05 19:00:2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3</text:p>
          </table:table-cell>
        </table:table-row>
        <table:table-row>
          <table:table-cell>
            <text:p>2G PS ID</text:p>
          </table:table-cell>
          <table:table-cell>
            <text:p>2025-10-05 19:00:3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3</text:p>
          </table:table-cell>
        </table:table-row>
        <table:table-row>
          <table:table-cell>
            <text:p>2G PS ID</text:p>
          </table:table-cell>
          <table:table-cell>
            <text:p>2025-10-05 19:00:38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93</text:p>
          </table:table-cell>
        </table:table-row>
        <table:table-row>
          <table:table-cell>
            <text:p>2G CS ID</text:p>
          </table:table-cell>
          <table:table-cell>
            <text:p>2025-10-05 19:00:5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c26f</text:p>
          </table:table-cell>
        </table:table-row>
        <table:table-row>
          <table:table-cell>
            <text:p>2G PS ID</text:p>
          </table:table-cell>
          <table:table-cell>
            <text:p>2025-10-05 19:01:0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4</text:p>
          </table:table-cell>
        </table:table-row>
        <table:table-row>
          <table:table-cell>
            <text:p>2G PS ID</text:p>
          </table:table-cell>
          <table:table-cell>
            <text:p>2025-10-05 19:01:1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4</text:p>
          </table:table-cell>
        </table:table-row>
        <table:table-row>
          <table:table-cell>
            <text:p>2G CS ID</text:p>
          </table:table-cell>
          <table:table-cell>
            <text:p>2025-10-05 19:01:2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4bfd</text:p>
          </table:table-cell>
        </table:table-row>
        <table:table-row>
          <table:table-cell>
            <text:p>2G CS ID</text:p>
          </table:table-cell>
          <table:table-cell>
            <text:p>2025-10-05 19:18:4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98285</text:p>
          </table:table-cell>
        </table:table-row>
        <table:table-row>
          <table:table-cell>
            <text:p>2G PS ID</text:p>
          </table:table-cell>
          <table:table-cell>
            <text:p>2025-10-05 19:18:51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6</text:p>
          </table:table-cell>
        </table:table-row>
        <table:table-row>
          <table:table-cell>
            <text:p>2G CS ID</text:p>
          </table:table-cell>
          <table:table-cell>
            <text:p>2025-10-05 19:19:04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d5a5</text:p>
          </table:table-cell>
        </table:table-row>
        <table:table-row>
          <table:table-cell>
            <text:p>2G PS ID</text:p>
          </table:table-cell>
          <table:table-cell>
            <text:p>2025-10-05 19:34:4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8</text:p>
          </table:table-cell>
        </table:table-row>
        <table:table-row>
          <table:table-cell>
            <text:p>2G PS ID</text:p>
          </table:table-cell>
          <table:table-cell>
            <text:p>2025-10-05 19:34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8</text:p>
          </table:table-cell>
        </table:table-row>
        <table:table-row>
          <table:table-cell>
            <text:p>2G CS ID</text:p>
          </table:table-cell>
          <table:table-cell>
            <text:p>2025-10-05 19:34:55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656b</text:p>
          </table:table-cell>
        </table:table-row>
        <table:table-row>
          <table:table-cell>
            <text:p>2G PS ID</text:p>
          </table:table-cell>
          <table:table-cell>
            <text:p>2025-10-05 19:52:1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9</text:p>
          </table:table-cell>
        </table:table-row>
        <table:table-row>
          <table:table-cell>
            <text:p>2G PS ID</text:p>
          </table:table-cell>
          <table:table-cell>
            <text:p>2025-10-05 19:52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9</text:p>
          </table:table-cell>
        </table:table-row>
        <table:table-row>
          <table:table-cell>
            <text:p>2G CS ID</text:p>
          </table:table-cell>
          <table:table-cell>
            <text:p>2025-10-05 19:52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8035</text:p>
          </table:table-cell>
        </table:table-row>
        <table:table-row>
          <table:table-cell>
            <text:p>2G PS ID</text:p>
          </table:table-cell>
          <table:table-cell>
            <text:p>2025-10-05 20:10:58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a</text:p>
          </table:table-cell>
        </table:table-row>
        <table:table-row>
          <table:table-cell>
            <text:p>2G CS ID</text:p>
          </table:table-cell>
          <table:table-cell>
            <text:p>2025-10-05 20:11:0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1f0f</text:p>
          </table:table-cell>
        </table:table-row>
        <table:table-row>
          <table:table-cell>
            <text:p>2G PS ID</text:p>
          </table:table-cell>
          <table:table-cell>
            <text:p>2025-10-05 20:11:1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b</text:p>
          </table:table-cell>
        </table:table-row>
        <table:table-row>
          <table:table-cell>
            <text:p>2G PS ID</text:p>
          </table:table-cell>
          <table:table-cell>
            <text:p>2025-10-05 20:11:20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b</text:p>
          </table:table-cell>
        </table:table-row>
        <table:table-row>
          <table:table-cell>
            <text:p>2G CS ID</text:p>
          </table:table-cell>
          <table:table-cell>
            <text:p>2025-10-05 20:11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2becf</text:p>
          </table:table-cell>
        </table:table-row>
        <table:table-row>
          <table:table-cell>
            <text:p>2G PS ID</text:p>
          </table:table-cell>
          <table:table-cell>
            <text:p>2025-10-05 20:11:47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c</text:p>
          </table:table-cell>
        </table:table-row>
        <table:table-row>
          <table:table-cell>
            <text:p>2G PS ID</text:p>
          </table:table-cell>
          <table:table-cell>
            <text:p>2025-10-05 20:11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c</text:p>
          </table:table-cell>
        </table:table-row>
        <table:table-row>
          <table:table-cell>
            <text:p>2G PS ID</text:p>
          </table:table-cell>
          <table:table-cell>
            <text:p>2025-10-05 20:11:54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9c</text:p>
          </table:table-cell>
        </table:table-row>
        <table:table-row>
          <table:table-cell>
            <text:p>2G CS ID</text:p>
          </table:table-cell>
          <table:table-cell>
            <text:p>2025-10-05 20:12:13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543a</text:p>
          </table:table-cell>
        </table:table-row>
        <table:table-row>
          <table:table-cell>
            <text:p>2G PS ID</text:p>
          </table:table-cell>
          <table:table-cell>
            <text:p>2025-10-05 20:12:23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d</text:p>
          </table:table-cell>
        </table:table-row>
        <table:table-row>
          <table:table-cell>
            <text:p>2G PS ID</text:p>
          </table:table-cell>
          <table:table-cell>
            <text:p>2025-10-05 20:12:2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d</text:p>
          </table:table-cell>
        </table:table-row>
        <table:table-row>
          <table:table-cell>
            <text:p>2G CS ID</text:p>
          </table:table-cell>
          <table:table-cell>
            <text:p>2025-10-05 20:12:38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67e67</text:p>
          </table:table-cell>
        </table:table-row>
        <table:table-row>
          <table:table-cell>
            <text:p>2G PS ID</text:p>
          </table:table-cell>
          <table:table-cell>
            <text:p>2025-10-05 20:28:49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e</text:p>
          </table:table-cell>
        </table:table-row>
        <table:table-row>
          <table:table-cell>
            <text:p>2G CS ID</text:p>
          </table:table-cell>
          <table:table-cell>
            <text:p>2025-10-05 20:28:5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7ed6f</text:p>
          </table:table-cell>
        </table:table-row>
        <table:table-row>
          <table:table-cell>
            <text:p>2G PS ID</text:p>
          </table:table-cell>
          <table:table-cell>
            <text:p>2025-10-05 20:30:04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f</text:p>
          </table:table-cell>
        </table:table-row>
        <table:table-row>
          <table:table-cell>
            <text:p>2G PS ID</text:p>
          </table:table-cell>
          <table:table-cell>
            <text:p>2025-10-05 20:30:06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9f</text:p>
          </table:table-cell>
        </table:table-row>
        <table:table-row>
          <table:table-cell>
            <text:p>2G CS ID</text:p>
          </table:table-cell>
          <table:table-cell>
            <text:p>2025-10-05 20:30:19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5098</text:p>
          </table:table-cell>
        </table:table-row>
        <table:table-row>
          <table:table-cell>
            <text:p>2G PS ID</text:p>
          </table:table-cell>
          <table:table-cell>
            <text:p>2025-10-05 20:46:3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a0</text:p>
          </table:table-cell>
        </table:table-row>
        <table:table-row>
          <table:table-cell>
            <text:p>2G PS ID</text:p>
          </table:table-cell>
          <table:table-cell>
            <text:p>2025-10-05 20:46:42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a0</text:p>
          </table:table-cell>
        </table:table-row>
        <table:table-row>
          <table:table-cell>
            <text:p>2G PS ID</text:p>
          </table:table-cell>
          <table:table-cell>
            <text:p>2025-10-05 20:46:47</text:p>
          </table:table-cell>
          <table:table-cell>
            <text:p/>
          </table:table-cell>
          <table:table-cell>
            <text:p>Routing Area Update Accept</text:p>
          </table:table-cell>
          <table:table-cell>
            <text:p>TMSI</text:p>
          </table:table-cell>
          <table:table-cell>
            <text:p>0x01d0a0</text:p>
          </table:table-cell>
        </table:table-row>
        <table:table-row>
          <table:table-cell>
            <text:p>2G CS ID</text:p>
          </table:table-cell>
          <table:table-cell>
            <text:p>2025-10-05 20:47:06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30098</text:p>
          </table:table-cell>
        </table:table-row>
        <table:table-row>
          <table:table-cell>
            <text:p>2G PS ID</text:p>
          </table:table-cell>
          <table:table-cell>
            <text:p>2025-10-05 20:47:15</text:p>
          </table:table-cell>
          <table:table-cell>
            <text:p/>
          </table:table-cell>
          <table:table-cell>
            <text:p>Attach Accept</text:p>
          </table:table-cell>
          <table:table-cell>
            <text:p>TMSI</text:p>
          </table:table-cell>
          <table:table-cell>
            <text:p>0x01d0a1</text:p>
          </table:table-cell>
        </table:table-row>
        <table:table-row>
          <table:table-cell>
            <text:p>2G CS ID</text:p>
          </table:table-cell>
          <table:table-cell>
            <text:p>2025-10-05 20:47:31</text:p>
          </table:table-cell>
          <table:table-cell>
            <text:p/>
          </table:table-cell>
          <table:table-cell>
            <text:p>Location Updating Request</text:p>
          </table:table-cell>
          <table:table-cell>
            <text:p>TMSI</text:p>
          </table:table-cell>
          <table:table-cell>
            <text:p>0x08c635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159</text:p>
          </table:table-cell>
          <table:table-cell>
            <text:p>30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10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159</text:p>
          </table:table-cell>
          <table:table-cell>
            <text:p>19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nique IDs</text:p>
          </table:table-cell>
          <table:table-cell>
            <text:p>159</text:p>
          </table:table-cell>
          <table:table-cell>
            <text:p>15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>0.2021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>7.3129</text:p>
          </table:table-cell>
          <table:table-cell>
            <text:p>7.18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hannon H(values) [bits] (Miller–Madow)</text:p>
          </table:table-cell>
          <table:table-cell>
            <text:p>8.0297</text:p>
          </table:table-cell>
          <table:table-cell>
            <text:p>7.76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>1.0000</text:p>
          </table:table-cell>
          <table:table-cell table:style-name="BoldCell">
            <text:p text:style-name="HeaderPara">0.9892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ucc. Hamming pairs</text:p>
          </table:table-cell>
          <table:table-cell>
            <text:p>158</text:p>
          </table:table-cell>
          <table:table-cell>
            <text:p>15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bit width per ID [bits]</text:p>
          </table:table-cell>
          <table:table-cell>
            <text:p>32</text:p>
          </table:table-cell>
          <table:table-cell>
            <text:p>3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cc. Hamming mean [bits]</text:p>
          </table:table-cell>
          <table:table-cell>
            <text:p>10.0127</text:p>
          </table:table-cell>
          <table:table-cell>
            <text:p>1.9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mean fraction [0..1]</text:p>
          </table:table-cell>
          <table:table-cell>
            <text:p>0.3129</text:p>
          </table:table-cell>
          <table:table-cell>
            <text:p>0.06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Succ. Hamming z-score</text:p>
          </table:table-cell>
          <table:table-cell>
            <text:p>-26.6083</text:p>
          </table:table-cell>
          <table:table-cell>
            <text:p>-61.28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>5.44e-156</text:p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>2755.5472</text:p>
          </table:table-cell>
          <table:table-cell>
            <text:p>4907.42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nibbles df</text:p>
          </table:table-cell>
          <table:table-cell>
            <text:p>15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>&lt; 1e-308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>2385.0000</text:p>
          </table:table-cell>
          <table:table-cell>
            <text:p>2310.0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MSB (first nibble) df</text:p>
          </table:table-cell>
          <table:table-cell>
            <text:p>15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MSB (first nibble) p-value</text:p>
          </table:table-cell>
          <table:table-cell>
            <text:p>1.22e-290</text:p>
          </table:table-cell>
          <table:table-cell>
            <text:p>3.18e-2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statistic</text:p>
          </table:table-cell>
          <table:table-cell>
            <text:p>8.5472</text:p>
          </table:table-cell>
          <table:table-cell>
            <text:p>0.59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Chi-square LSB (last nibble) df</text:p>
          </table:table-cell>
          <table:table-cell>
            <text:p>15</text:p>
          </table:table-cell>
          <table:table-cell>
            <text:p>1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i-square LSB (last nibble) p-value</text:p>
          </table:table-cell>
          <table:table-cell>
            <text:p>9.00e-01</text:p>
          </table:table-cell>
          <table:table-cell>
            <text:p>1.00e+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532</text:p>
          </table:table-cell>
          <table:table-cell>
            <text:p>63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45</text:p>
          </table:table-cell>
          <table:table-cell>
            <text:p>17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39</text:p>
          </table:table-cell>
          <table:table-cell>
            <text:p>2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46</text:p>
          </table:table-cell>
          <table:table-cell>
            <text:p>2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52</text:p>
          </table:table-cell>
          <table:table-cell>
            <text:p>2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62</text:p>
          </table:table-cell>
          <table:table-cell>
            <text:p>2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55</text:p>
          </table:table-cell>
          <table:table-cell>
            <text:p>2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54</text:p>
          </table:table-cell>
          <table:table-cell>
            <text:p>2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43</text:p>
          </table:table-cell>
          <table:table-cell>
            <text:p>2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55</text:p>
          </table:table-cell>
          <table:table-cell>
            <text:p>2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44</text:p>
          </table:table-cell>
          <table:table-cell>
            <text:p>1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55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43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41</text:p>
          </table:table-cell>
          <table:table-cell>
            <text:p>16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49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57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159</text:p>
          </table:table-cell>
          <table:table-cell>
            <text:p>15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11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10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8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7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11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13</text:p>
          </table:table-cell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6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10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12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9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10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11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12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5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11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13</text:p>
          </table:table-cell>
          <table:table-cell>
            <text:p>1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